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961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356cm"/>
    </style:style>
    <style:style style:name="co1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1.409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9pt solid #000000" fo:border-left="none" fo:border-right="none" fo:border-top="none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Effectif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nom</text:p>
          </table:table-cell>
          <table:table-cell table:style-name="ce3" office:value-type="string">
            <text:p>prenom</text:p>
          </table:table-cell>
          <table:table-cell table:style-name="ce3" office:value-type="string">
            <text:p>equipe</text:p>
          </table:table-cell>
        </table:table-row>
        <table:table-row table:style-name="ro1">
          <table:table-cell office:value-type="string">
            <text:p>Wlodarczyk</text:p>
          </table:table-cell>
          <table:table-cell office:value-type="string">
            <text:p>Piotr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Vandenbossche</text:p>
          </table:table-cell>
          <table:table-cell office:value-type="string">
            <text:p>David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Tainio</text:p>
          </table:table-cell>
          <table:table-cell office:value-type="string">
            <text:p>Teemu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Sopalski</text:p>
          </table:table-cell>
          <table:table-cell office:value-type="string">
            <text:p>Jeremy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Sirieix</text:p>
          </table:table-cell>
          <table:table-cell office:value-type="string">
            <text:p>Francois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Reyes</text:p>
          </table:table-cell>
          <table:table-cell office:value-type="string">
            <text:p>Pedro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Recorbet</text:p>
          </table:table-cell>
          <table:table-cell office:value-type="string">
            <text:p>David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Radet</text:p>
          </table:table-cell>
          <table:table-cell office:value-type="string">
            <text:p>Johan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Perrier Doumbe</text:p>
          </table:table-cell>
          <table:table-cell office:value-type="string">
            <text:p>Jean-Joel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Mexes</text:p>
          </table:table-cell>
          <table:table-cell office:value-type="string">
            <text:p>Philippe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Mathis</text:p>
          </table:table-cell>
          <table:table-cell office:value-type="string">
            <text:p>Lionel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Nicolas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Magnier</text:p>
          </table:table-cell>
          <table:table-cell office:value-type="string">
            <text:p>Cyrille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Le Crom</text:p>
          </table:table-cell>
          <table:table-cell office:value-type="string">
            <text:p>Ronan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Lachuer</text:p>
          </table:table-cell>
          <table:table-cell office:value-type="string">
            <text:p>Yann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Kapo</text:p>
          </table:table-cell>
          <table:table-cell/>
          <table:table-cell office:value-type="string">
            <text:p>Auxerre</text:p>
          </table:table-cell>
        </table:table-row>
        <table:table-row table:style-name="ro1">
          <table:table-cell office:value-type="string">
            <text:p>Jay</text:p>
          </table:table-cell>
          <table:table-cell office:value-type="string">
            <text:p>Frederic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Jaures</text:p>
          </table:table-cell>
          <table:table-cell office:value-type="string">
            <text:p>Jean-Sebastien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Gonzales</text:p>
          </table:table-cell>
          <table:table-cell office:value-type="string">
            <text:p>Arnaud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Faye</text:p>
          </table:table-cell>
          <table:table-cell office:value-type="string">
            <text:p>Amdy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Fadiga</text:p>
          </table:table-cell>
          <table:table-cell office:value-type="string">
            <text:p>Khalilou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Esteves</text:p>
          </table:table-cell>
          <table:table-cell office:value-type="string">
            <text:p>Helder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Diabate</text:p>
          </table:table-cell>
          <table:table-cell office:value-type="string">
            <text:p>Lassina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Cool</text:p>
          </table:table-cell>
          <table:table-cell office:value-type="string">
            <text:p>Fabien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Cisse</text:p>
          </table:table-cell>
          <table:table-cell office:value-type="string">
            <text:p>Djibrill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Boumsong</text:p>
          </table:table-cell>
          <table:table-cell office:value-type="string">
            <text:p>Jean-Alain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Assati</text:p>
          </table:table-cell>
          <table:table-cell office:value-type="string">
            <text:p>Joseph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Assati</text:p>
          </table:table-cell>
          <table:table-cell office:value-type="string">
            <text:p>Eric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Anianka</text:p>
          </table:table-cell>
          <table:table-cell office:value-type="string">
            <text:p>Philip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Agboh</text:p>
          </table:table-cell>
          <table:table-cell office:value-type="string">
            <text:p>Kuami</text:p>
          </table:table-cell>
          <table:table-cell office:value-type="string">
            <text:p>Auxerre</text:p>
          </table:table-cell>
        </table:table-row>
        <table:table-row table:style-name="ro1">
          <table:table-cell office:value-type="string">
            <text:p>Yahia</text:p>
          </table:table-cell>
          <table:table-cell office:value-type="string">
            <text:p>Anther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Vairelles</text:p>
          </table:table-cell>
          <table:table-cell office:value-type="string">
            <text:p>Tony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Uras</text:p>
          </table:table-cell>
          <table:table-cell office:value-type="string">
            <text:p>Cedric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Soumah</text:p>
          </table:table-cell>
          <table:table-cell office:value-type="string">
            <text:p>Ousman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Soumah</text:p>
          </table:table-cell>
          <table:table-cell office:value-type="string">
            <text:p>Morlay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Piocelle</text:p>
          </table:table-cell>
          <table:table-cell office:value-type="string">
            <text:p>Sebastien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Petersen</text:p>
          </table:table-cell>
          <table:table-cell office:value-type="string">
            <text:p>Dan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Penneteau</text:p>
          </table:table-cell>
          <table:table-cell office:value-type="string">
            <text:p>Nicolas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Pedros</text:p>
          </table:table-cell>
          <table:table-cell office:value-type="string">
            <text:p>Reynald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Odet</text:p>
          </table:table-cell>
          <table:table-cell office:value-type="string">
            <text:p>Stephan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Nalis</text:p>
          </table:table-cell>
          <table:table-cell office:value-type="string">
            <text:p>Lilian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Mendy</text:p>
          </table:table-cell>
          <table:table-cell office:value-type="string">
            <text:p>Frederic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Mazzoncini</text:p>
          </table:table-cell>
          <table:table-cell office:value-type="string">
            <text:p>David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Matingou</text:p>
          </table:table-cell>
          <table:table-cell office:value-type="string">
            <text:p>Franck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Manso</text:p>
          </table:table-cell>
          <table:table-cell/>
          <table:table-cell office:value-type="string">
            <text:p>Bastia</text:p>
          </table:table-cell>
        </table:table-row>
        <table:table-row table:style-name="ro1">
          <table:table-cell office:value-type="string">
            <text:p>Leglib</text:p>
          </table:table-cell>
          <table:table-cell office:value-type="string">
            <text:p>Jacques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Laurent</text:p>
          </table:table-cell>
          <table:table-cell office:value-type="string">
            <text:p>Pierr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Lambourde</text:p>
          </table:table-cell>
          <table:table-cell office:value-type="string">
            <text:p>Bernard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Jeunechamp</text:p>
          </table:table-cell>
          <table:table-cell office:value-type="string">
            <text:p>Cyril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Jau</text:p>
          </table:table-cell>
          <table:table-cell office:value-type="string">
            <text:p>Fabric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Ferreira</text:p>
          </table:table-cell>
          <table:table-cell office:value-type="string">
            <text:p>Demetrius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Essola</text:p>
          </table:table-cell>
          <table:table-cell office:value-type="string">
            <text:p>Paul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Essien</text:p>
          </table:table-cell>
          <table:table-cell office:value-type="string">
            <text:p>Mickael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Eboki-Poh</text:p>
          </table:table-cell>
          <table:table-cell office:value-type="string">
            <text:p>Cyril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Dieuze</text:p>
          </table:table-cell>
          <table:table-cell office:value-type="string">
            <text:p>Nicolas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Deguerville</text:p>
          </table:table-cell>
          <table:table-cell office:value-type="string">
            <text:p>Christoph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Deblock</text:p>
          </table:table-cell>
          <table:table-cell office:value-type="string">
            <text:p>Pierr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Daye</text:p>
          </table:table-cell>
          <table:table-cell office:value-type="string">
            <text:p>Princ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Clayton</text:p>
          </table:table-cell>
          <table:table-cell office:value-type="string">
            <text:p>Jose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Chiari</text:p>
          </table:table-cell>
          <table:table-cell office:value-type="string">
            <text:p>Xavier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Boumnijel</text:p>
          </table:table-cell>
          <table:table-cell office:value-type="string">
            <text:p>Ali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Berenguer</text:p>
          </table:table-cell>
          <table:table-cell office:value-type="string">
            <text:p>Pascal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Beneforti</text:p>
          </table:table-cell>
          <table:table-cell office:value-type="string">
            <text:p>Patrick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Ben Saada</text:p>
          </table:table-cell>
          <table:table-cell office:value-type="string">
            <text:p>Qualid</text:p>
          </table:table-cell>
          <table:table-cell office:value-type="string">
            <text:p>Bastia</text:p>
          </table:table-cell>
        </table:table-row>
        <table:table-row table:style-name="ro1">
          <table:table-cell office:value-type="string">
            <text:p>Sommeil</text:p>
          </table:table-cell>
          <table:table-cell office:value-type="string">
            <text:p>David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Smertin</text:p>
          </table:table-cell>
          <table:table-cell office:value-type="string">
            <text:p>Alexei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Sanchez</text:p>
          </table:table-cell>
          <table:table-cell office:value-type="string">
            <text:p>Christophe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Sahnoun</text:p>
          </table:table-cell>
          <table:table-cell office:value-type="string">
            <text:p>Nicolas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Roux</text:p>
          </table:table-cell>
          <table:table-cell office:value-type="string">
            <text:p>Frederic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Roche</text:p>
          </table:table-cell>
          <table:table-cell office:value-type="string">
            <text:p>Alain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Richert</text:p>
          </table:table-cell>
          <table:table-cell office:value-type="string">
            <text:p>Teddy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Ramee</text:p>
          </table:table-cell>
          <table:table-cell office:value-type="string">
            <text:p>Ulrich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Pauleta</text:p>
          </table:table-cell>
          <table:table-cell/>
          <table:table-cell office:value-type="string">
            <text:p>Bordeaux</text:p>
          </table:table-cell>
        </table:table-row>
        <table:table-row table:style-name="ro1">
          <table:table-cell office:value-type="string">
            <text:p>Miranda</text:p>
          </table:table-cell>
          <table:table-cell office:value-type="string">
            <text:p>Paulo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Kosonogov</text:p>
          </table:table-cell>
          <table:table-cell office:value-type="string">
            <text:p>Aleksei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Jemmali</text:p>
          </table:table-cell>
          <table:table-cell office:value-type="string">
            <text:p>David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Faget</text:p>
          </table:table-cell>
          <table:table-cell office:value-type="string">
            <text:p>Arnaud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Dugarry</text:p>
          </table:table-cell>
          <table:table-cell office:value-type="string">
            <text:p>Christophe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Dhorasoo</text:p>
          </table:table-cell>
          <table:table-cell office:value-type="string">
            <text:p>Vikash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da Rocha</text:p>
          </table:table-cell>
          <table:table-cell office:value-type="string">
            <text:p>Bruno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Costa</text:p>
          </table:table-cell>
          <table:table-cell office:value-type="string">
            <text:p>Eduardo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Bugnet</text:p>
          </table:table-cell>
          <table:table-cell office:value-type="string">
            <text:p>Herve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Bonnissel</text:p>
          </table:table-cell>
          <table:table-cell office:value-type="string">
            <text:p>Jerome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Batlles</text:p>
          </table:table-cell>
          <table:table-cell office:value-type="string">
            <text:p>Laurent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Basto</text:p>
          </table:table-cell>
          <table:table-cell office:value-type="string">
            <text:p>Bruno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Alicarte</text:p>
          </table:table-cell>
          <table:table-cell office:value-type="string">
            <text:p>Herve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Afanou</text:p>
          </table:table-cell>
          <table:table-cell office:value-type="string">
            <text:p>Kodjo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Tasfaout</text:p>
          </table:table-cell>
          <table:table-cell office:value-type="string">
            <text:p>Abdelhafid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Saci</text:p>
          </table:table-cell>
          <table:table-cell office:value-type="string">
            <text:p>Hakim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Pankrate</text:p>
          </table:table-cell>
          <table:table-cell office:value-type="string">
            <text:p>Fabric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Nielsen</text:p>
          </table:table-cell>
          <table:table-cell office:value-type="string">
            <text:p>Morten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Michel</text:p>
          </table:table-cell>
          <table:table-cell office:value-type="string">
            <text:p>Claud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Malouda</text:p>
          </table:table-cell>
          <table:table-cell office:value-type="string">
            <text:p>Florent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Loussouarn</text:p>
          </table:table-cell>
          <table:table-cell office:value-type="string">
            <text:p>Eric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Louedec</text:p>
          </table:table-cell>
          <table:table-cell office:value-type="string">
            <text:p>Fabien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Kouassi Koffi</text:p>
          </table:table-cell>
          <table:table-cell office:value-type="string">
            <text:p>Blais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Joseph-Augustin</text:p>
          </table:table-cell>
          <table:table-cell office:value-type="string">
            <text:p>Jonathan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Herve</text:p>
          </table:table-cell>
          <table:table-cell office:value-type="string">
            <text:p>Laurent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Guyot</text:p>
          </table:table-cell>
          <table:table-cell office:value-type="string">
            <text:p>Laurent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Guivarc h</text:p>
          </table:table-cell>
          <table:table-cell office:value-type="string">
            <text:p>Stephan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Guillaume</text:p>
          </table:table-cell>
          <table:table-cell office:value-type="string">
            <text:p>Auriol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Gnanhouan</text:p>
          </table:table-cell>
          <table:table-cell office:value-type="string">
            <text:p>Gerard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Fournier</text:p>
          </table:table-cell>
          <table:table-cell office:value-type="string">
            <text:p>Hubert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Fiorese</text:p>
          </table:table-cell>
          <table:table-cell office:value-type="string">
            <text:p>Fabric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Ferrier</text:p>
          </table:table-cell>
          <table:table-cell office:value-type="string">
            <text:p>Romain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Colleau</text:p>
          </table:table-cell>
          <table:table-cell office:value-type="string">
            <text:p>Fabric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Carnot</text:p>
          </table:table-cell>
          <table:table-cell office:value-type="string">
            <text:p>Stephane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Bourhani</text:p>
          </table:table-cell>
          <table:table-cell office:value-type="string">
            <text:p>Kemal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Bourdeau</text:p>
          </table:table-cell>
          <table:table-cell office:value-type="string">
            <text:p>Pierre-Emmanuel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Baret</text:p>
          </table:table-cell>
          <table:table-cell office:value-type="string">
            <text:p>Yannick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Bardon</text:p>
          </table:table-cell>
          <table:table-cell office:value-type="string">
            <text:p>Cedric</text:p>
          </table:table-cell>
          <table:table-cell office:value-type="string">
            <text:p>Guingamp</text:p>
          </table:table-cell>
        </table:table-row>
        <table:table-row table:style-name="ro1">
          <table:table-cell office:value-type="string">
            <text:p>Zeitoun</text:p>
          </table:table-cell>
          <table:table-cell office:value-type="string">
            <text:p>Rudy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Warmuz</text:p>
          </table:table-cell>
          <table:table-cell office:value-type="string">
            <text:p>Guillaum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Wallemme</text:p>
          </table:table-cell>
          <table:table-cell office:value-type="string">
            <text:p>Jean-Guy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Traore</text:p>
          </table:table-cell>
          <table:table-cell office:value-type="string">
            <text:p>Djimi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Sikora</text:p>
          </table:table-cell>
          <table:table-cell office:value-type="string">
            <text:p>Eric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Sibierski</text:p>
          </table:table-cell>
          <table:table-cell office:value-type="string">
            <text:p>Antoin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Sarr</text:p>
          </table:table-cell>
          <table:table-cell office:value-type="string">
            <text:p>Pap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Sakho</text:p>
          </table:table-cell>
          <table:table-cell office:value-type="string">
            <text:p>Lamin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Rodriguez</text:p>
          </table:table-cell>
          <table:table-cell office:value-type="string">
            <text:p>Bruno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Queudrue</text:p>
          </table:table-cell>
          <table:table-cell office:value-type="string">
            <text:p>Franck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Pedron</text:p>
          </table:table-cell>
          <table:table-cell office:value-type="string">
            <text:p>Stephan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Moreira</text:p>
          </table:table-cell>
          <table:table-cell office:value-type="string">
            <text:p>Daniel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Meride</text:p>
          </table:table-cell>
          <table:table-cell office:value-type="string">
            <text:p>Xavier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Lachor</text:p>
          </table:table-cell>
          <table:table-cell office:value-type="string">
            <text:p>Yoann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Jabi</text:p>
          </table:table-cell>
          <table:table-cell office:value-type="string">
            <text:p>Daouda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Itandje</text:p>
          </table:table-cell>
          <table:table-cell office:value-type="string">
            <text:p>Charles-Hubert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Ismael</text:p>
          </table:table-cell>
          <table:table-cell office:value-type="string">
            <text:p>Valerien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Hadji Diouf</text:p>
          </table:table-cell>
          <table:table-cell office:value-type="string">
            <text:p>El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Grozdic</text:p>
          </table:table-cell>
          <table:table-cell office:value-type="string">
            <text:p>Nenad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Essombe</text:p>
          </table:table-cell>
          <table:table-cell office:value-type="string">
            <text:p>Ernest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El Ouardi</text:p>
          </table:table-cell>
          <table:table-cell office:value-type="string">
            <text:p>Redouan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Delporte</text:p>
          </table:table-cell>
          <table:table-cell office:value-type="string">
            <text:p>Ludovic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Debeve</text:p>
          </table:table-cell>
          <table:table-cell office:value-type="string">
            <text:p>Michael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Coulibaly</text:p>
          </table:table-cell>
          <table:table-cell office:value-type="string">
            <text:p>Adama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Coridon</text:p>
          </table:table-cell>
          <table:table-cell office:value-type="string">
            <text:p>Charles-edouard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Coly</text:p>
          </table:table-cell>
          <table:table-cell office:value-type="string">
            <text:p>Ferdinand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Chabbert</text:p>
          </table:table-cell>
          <table:table-cell office:value-type="string">
            <text:p>Sebastien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Bucher</text:p>
          </table:table-cell>
          <table:table-cell office:value-type="string">
            <text:p>Matthieu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Bouisset</text:p>
          </table:table-cell>
          <table:table-cell office:value-type="string">
            <text:p>Guillaume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Blanchard</text:p>
          </table:table-cell>
          <table:table-cell office:value-type="string">
            <text:p>Jocelyn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Bejbl</text:p>
          </table:table-cell>
          <table:table-cell office:value-type="string">
            <text:p>Radek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Barul</text:p>
          </table:table-cell>
          <table:table-cell office:value-type="string">
            <text:p>Patrick</text:p>
          </table:table-cell>
          <table:table-cell office:value-type="string">
            <text:p>Lens</text:p>
          </table:table-cell>
        </table:table-row>
        <table:table-row table:style-name="ro1">
          <table:table-cell office:value-type="string">
            <text:p>Wimbee</text:p>
          </table:table-cell>
          <table:table-cell office:value-type="string">
            <text:p>Gregory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Tafforeau</text:p>
          </table:table-cell>
          <table:table-cell office:value-type="string">
            <text:p>Gregory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Sterjovski</text:p>
          </table:table-cell>
          <table:table-cell office:value-type="string">
            <text:p>Mil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Schmitz</text:p>
          </table:table-cell>
          <table:table-cell office:value-type="string">
            <text:p>Rafael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Pignol</text:p>
          </table:table-cell>
          <table:table-cell office:value-type="string">
            <text:p>Christoph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Pichot</text:p>
          </table:table-cell>
          <table:table-cell office:value-type="string">
            <text:p>Stephan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Pichon</text:p>
          </table:table-cell>
          <table:table-cell office:value-type="string">
            <text:p>Laurent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Olufade</text:p>
          </table:table-cell>
          <table:table-cell office:value-type="string">
            <text:p>Adekanmi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N Diaye</text:p>
          </table:table-cell>
          <table:table-cell office:value-type="string">
            <text:p>Sylvain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Murati</text:p>
          </table:table-cell>
          <table:table-cell office:value-type="string">
            <text:p>Edwin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Michalowski</text:p>
          </table:table-cell>
          <table:table-cell office:value-type="string">
            <text:p>Sebastien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Malicki</text:p>
          </table:table-cell>
          <table:table-cell office:value-type="string">
            <text:p>Gregory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Landrin</text:p>
          </table:table-cell>
          <table:table-cell office:value-type="string">
            <text:p>Christoph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Hamadou</text:p>
          </table:table-cell>
          <table:table-cell office:value-type="string">
            <text:p>Riad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Fichaux</text:p>
          </table:table-cell>
          <table:table-cell office:value-type="string">
            <text:p>Claud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Fahmi</text:p>
          </table:table-cell>
          <table:table-cell office:value-type="string">
            <text:p>Abdelilah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Ecker</text:p>
          </table:table-cell>
          <table:table-cell office:value-type="string">
            <text:p>Johnny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Delpierre</text:p>
          </table:table-cell>
          <table:table-cell office:value-type="string">
            <text:p>Mathieu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d Amico</text:p>
          </table:table-cell>
          <table:table-cell office:value-type="string">
            <text:p>Fernando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Cygan</text:p>
          </table:table-cell>
          <table:table-cell office:value-type="string">
            <text:p>Pascal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Collot</text:p>
          </table:table-cell>
          <table:table-cell office:value-type="string">
            <text:p>Patrick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Cheyrou</text:p>
          </table:table-cell>
          <table:table-cell office:value-type="string">
            <text:p>Bruno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Cheyrou</text:p>
          </table:table-cell>
          <table:table-cell office:value-type="string">
            <text:p>Benoit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Boutoille</text:p>
          </table:table-cell>
          <table:table-cell office:value-type="string">
            <text:p>Djezon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Mikkel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Bassir</text:p>
          </table:table-cell>
          <table:table-cell office:value-type="string">
            <text:p>Salaheddin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Bakari</text:p>
          </table:table-cell>
          <table:table-cell office:value-type="string">
            <text:p>Dagui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Allibert</text:p>
          </table:table-cell>
          <table:table-cell office:value-type="string">
            <text:p>Eric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Strugeon</text:p>
          </table:table-cell>
          <table:table-cell office:value-type="string">
            <text:p>Franck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Sonzogni</text:p>
          </table:table-cell>
          <table:table-cell office:value-type="string">
            <text:p>Frederic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Ripoll</text:p>
          </table:table-cell>
          <table:table-cell office:value-type="string">
            <text:p>Sylvai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Norbert</text:p>
          </table:table-cell>
          <table:table-cell office:value-type="string">
            <text:p>Guillame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Nedlec</text:p>
          </table:table-cell>
          <table:table-cell office:value-type="string">
            <text:p>Rona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Medina</text:p>
          </table:table-cell>
          <table:table-cell office:value-type="string">
            <text:p>Herna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Le Lan</text:p>
          </table:table-cell>
          <table:table-cell office:value-type="string">
            <text:p>Arnaud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Le Garrec</text:p>
          </table:table-cell>
          <table:table-cell office:value-type="string">
            <text:p>Stephane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Kroupi</text:p>
          </table:table-cell>
          <table:table-cell office:value-type="string">
            <text:p>Elie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Keita</text:p>
          </table:table-cell>
          <table:table-cell office:value-type="string">
            <text:p>Seydou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Hamel</text:p>
          </table:table-cell>
          <table:table-cell office:value-type="string">
            <text:p>Sebastie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Guyader</text:p>
          </table:table-cell>
          <table:table-cell office:value-type="string">
            <text:p>Eder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Guel</text:p>
          </table:table-cell>
          <table:table-cell office:value-type="string">
            <text:p>Tchiressoua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Guegan</text:p>
          </table:table-cell>
          <table:table-cell office:value-type="string">
            <text:p>Francois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Gauvin</text:p>
          </table:table-cell>
          <table:table-cell office:value-type="string">
            <text:p>Antony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Garnier</text:p>
          </table:table-cell>
          <table:table-cell office:value-type="string">
            <text:p>Fabie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Fiawoo</text:p>
          </table:table-cell>
          <table:table-cell office:value-type="string">
            <text:p>Koffi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Ferron</text:p>
          </table:table-cell>
          <table:table-cell office:value-type="string">
            <text:p>Christophe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Feindouno</text:p>
          </table:table-cell>
          <table:table-cell office:value-type="string">
            <text:p>Pascal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Esceth-N Zi</text:p>
          </table:table-cell>
          <table:table-cell office:value-type="string">
            <text:p>Nicolas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Dudoit</text:p>
          </table:table-cell>
          <table:table-cell office:value-type="string">
            <text:p>Xavier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Druon</text:p>
          </table:table-cell>
          <table:table-cell office:value-type="string">
            <text:p>Loic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Darcheville</text:p>
          </table:table-cell>
          <table:table-cell office:value-type="string">
            <text:p>Jean-Claude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Cloarec</text:p>
          </table:table-cell>
          <table:table-cell office:value-type="string">
            <text:p>Nicolas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Chabert</text:p>
          </table:table-cell>
          <table:table-cell office:value-type="string">
            <text:p>Cedric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Camara</text:p>
          </table:table-cell>
          <table:table-cell office:value-type="string">
            <text:p>Manfa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Bouzin</text:p>
          </table:table-cell>
          <table:table-cell office:value-type="string">
            <text:p>Yohan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Bourmaud</text:p>
          </table:table-cell>
          <table:table-cell office:value-type="string">
            <text:p>Laurent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Bouard</text:p>
          </table:table-cell>
          <table:table-cell office:value-type="string">
            <text:p>David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Bedrossian</text:p>
          </table:table-cell>
          <table:table-cell office:value-type="string">
            <text:p>Pascal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Abardonado</text:p>
          </table:table-cell>
          <table:table-cell office:value-type="string">
            <text:p>Jacques</text:p>
          </table:table-cell>
          <table:table-cell office:value-type="string">
            <text:p>Lorient</text:p>
          </table:table-cell>
        </table:table-row>
        <table:table-row table:style-name="ro1">
          <table:table-cell office:value-type="string">
            <text:p>Violeau</text:p>
          </table:table-cell>
          <table:table-cell office:value-type="string">
            <text:p>Philippe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Vieira</text:p>
          </table:table-cell>
          <table:table-cell office:value-type="string">
            <text:p>Roland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Viale</text:p>
          </table:table-cell>
          <table:table-cell office:value-type="string">
            <text:p>Julien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Senoussi</text:p>
          </table:table-cell>
          <table:table-cell office:value-type="string">
            <text:p>M Saddek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Ribeiro</text:p>
          </table:table-cell>
          <table:table-cell office:value-type="string">
            <text:p>Frederic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Puydebois</text:p>
          </table:table-cell>
          <table:table-cell office:value-type="string">
            <text:p>Nicolas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Pernambucano</text:p>
          </table:table-cell>
          <table:table-cell office:value-type="string">
            <text:p>Juninho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Nee</text:p>
          </table:table-cell>
          <table:table-cell office:value-type="string">
            <text:p>Frederic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Muller</text:p>
          </table:table-cell>
          <table:table-cell office:value-type="string">
            <text:p>Patrick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Montoya</text:p>
          </table:table-cell>
          <table:table-cell office:value-type="string">
            <text:p>Laurent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Luyindula</text:p>
          </table:table-cell>
          <table:table-cell office:value-type="string">
            <text:p>Guy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Linares</text:p>
          </table:table-cell>
          <table:table-cell office:value-type="string">
            <text:p>David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Laville</text:p>
          </table:table-cell>
          <table:table-cell office:value-type="string">
            <text:p>Florent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Laigle</text:p>
          </table:table-cell>
          <table:table-cell office:value-type="string">
            <text:p>Pierre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Hugues</text:p>
          </table:table-cell>
          <table:table-cell office:value-type="string">
            <text:p>Angelo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Govou</text:p>
          </table:table-cell>
          <table:table-cell office:value-type="string">
            <text:p>Sidney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Foe</text:p>
          </table:table-cell>
          <table:table-cell office:value-type="string">
            <text:p>Marc-Vivien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Edmilson</text:p>
          </table:table-cell>
          <table:table-cell/>
          <table:table-cell office:value-type="string">
            <text:p>Lyon</text:p>
          </table:table-cell>
        </table:table-row>
        <table:table-row table:style-name="ro1">
          <table:table-cell office:value-type="string">
            <text:p>Delmotte</text:p>
          </table:table-cell>
          <table:table-cell office:value-type="string">
            <text:p>Christophe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Deflandre</text:p>
          </table:table-cell>
          <table:table-cell office:value-type="string">
            <text:p>Eric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Coupet</text:p>
          </table:table-cell>
          <table:table-cell office:value-type="string">
            <text:p>Gregory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Chanelet</text:p>
          </table:table-cell>
          <table:table-cell office:value-type="string">
            <text:p>Jean-Marc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Carriere</text:p>
          </table:table-cell>
          <table:table-cell office:value-type="string">
            <text:p>Eric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Cacapa</text:p>
          </table:table-cell>
          <table:table-cell office:value-type="string">
            <text:p>Claudio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Brechet</text:p>
          </table:table-cell>
          <table:table-cell office:value-type="string">
            <text:p>Jeremie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Bergougnoux</text:p>
          </table:table-cell>
          <table:table-cell/>
          <table:table-cell office:value-type="string">
            <text:p>Lyon</text:p>
          </table:table-cell>
        </table:table-row>
        <table:table-row table:style-name="ro1">
          <table:table-cell office:value-type="string">
            <text:p>Balmont</text:p>
          </table:table-cell>
          <table:table-cell office:value-type="string">
            <text:p>Florent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Anderson</text:p>
          </table:table-cell>
          <table:table-cell/>
          <table:table-cell office:value-type="string">
            <text:p>Lyon</text:p>
          </table:table-cell>
        </table:table-row>
        <table:table-row table:style-name="ro1">
          <table:table-cell office:value-type="string">
            <text:p>Yobo</text:p>
          </table:table-cell>
          <table:table-cell office:value-type="string">
            <text:p>Joseph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van Buyten</text:p>
          </table:table-cell>
          <table:table-cell office:value-type="string">
            <text:p>Daniel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Tuzzio</text:p>
          </table:table-cell>
          <table:table-cell office:value-type="string">
            <text:p>Eduardo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Swierczewski</text:p>
          </table:table-cell>
          <table:table-cell office:value-type="string">
            <text:p>Piotr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Spinosi</text:p>
          </table:table-cell>
          <table:table-cell office:value-type="string">
            <text:p>Laurent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Runje</text:p>
          </table:table-cell>
          <table:table-cell office:value-type="string">
            <text:p>Vedra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Reina</text:p>
          </table:table-cell>
          <table:table-cell office:value-type="string">
            <text:p>Loris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Pouget</text:p>
          </table:table-cell>
          <table:table-cell office:value-type="string">
            <text:p>Cyrill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Olembe</text:p>
          </table:table-cell>
          <table:table-cell office:value-type="string">
            <text:p>Salomo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Nouma</text:p>
          </table:table-cell>
          <table:table-cell office:value-type="string">
            <text:p>Pascal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Meite</text:p>
          </table:table-cell>
          <table:table-cell office:value-type="string">
            <text:p>Abdoulay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Richard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Lilia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Marsiglia</text:p>
          </table:table-cell>
          <table:table-cell office:value-type="string">
            <text:p>Mickael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Luiz</text:p>
          </table:table-cell>
          <table:table-cell office:value-type="string">
            <text:p>Andr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Leroy</text:p>
          </table:table-cell>
          <table:table-cell office:value-type="string">
            <text:p>Jerom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Leboeuf</text:p>
          </table:table-cell>
          <table:table-cell office:value-type="string">
            <text:p>Frank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Jurietti</text:p>
          </table:table-cell>
          <table:table-cell office:value-type="string">
            <text:p>Franck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Hemdani</text:p>
          </table:table-cell>
          <table:table-cell office:value-type="string">
            <text:p>Brahim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Gregorini</text:p>
          </table:table-cell>
          <table:table-cell office:value-type="string">
            <text:p>Damie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Gentile</text:p>
          </table:table-cell>
          <table:table-cell office:value-type="string">
            <text:p>Claudio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Gavanon</text:p>
          </table:table-cell>
          <table:table-cell office:value-type="string">
            <text:p>Benjami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Fernandes</text:p>
          </table:table-cell>
          <table:table-cell office:value-type="string">
            <text:p>Fabric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Fernandao</text:p>
          </table:table-cell>
          <table:table-cell/>
          <table:table-cell office:value-type="string">
            <text:p>Marseille</text:p>
          </table:table-cell>
        </table:table-row>
        <table:table-row table:style-name="ro1">
          <table:table-cell office:value-type="string">
            <text:p>dos Santos</text:p>
          </table:table-cell>
          <table:table-cell office:value-type="string">
            <text:p>Manuel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Deschamps</text:p>
          </table:table-cell>
          <table:table-cell office:value-type="string">
            <text:p>Guillaum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Delfim</text:p>
          </table:table-cell>
          <table:table-cell/>
          <table:table-cell office:value-type="string">
            <text:p>Marseille</text:p>
          </table:table-cell>
        </table:table-row>
        <table:table-row table:style-name="ro1">
          <table:table-cell office:value-type="string">
            <text:p>Dahou</text:p>
          </table:table-cell>
          <table:table-cell office:value-type="string">
            <text:p>Karim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Chapuis</text:p>
          </table:table-cell>
          <table:table-cell office:value-type="string">
            <text:p>Cyril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Cavens</text:p>
          </table:table-cell>
          <table:table-cell office:value-type="string">
            <text:p>Jurge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Camara</text:p>
          </table:table-cell>
          <table:table-cell office:value-type="string">
            <text:p>Zoumana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runel</text:p>
          </table:table-cell>
          <table:table-cell office:value-type="string">
            <text:p>Philipp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osnjak</text:p>
          </table:table-cell>
          <table:table-cell office:value-type="string">
            <text:p>Ivan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orios</text:p>
          </table:table-cell>
          <table:table-cell office:value-type="string">
            <text:p>Camill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erardi</text:p>
          </table:table-cell>
          <table:table-cell office:value-type="string">
            <text:p>Jerom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elmadi</text:p>
          </table:table-cell>
          <table:table-cell office:value-type="string">
            <text:p>Djamel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akayoko</text:p>
          </table:table-cell>
          <table:table-cell office:value-type="string">
            <text:p>Ibrahima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Ibrahim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Yildiz</text:p>
          </table:table-cell>
          <table:table-cell office:value-type="string">
            <text:p>Kasim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van Handenhoven</text:p>
          </table:table-cell>
          <table:table-cell office:value-type="string">
            <text:p>Gunter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Toyes</text:p>
          </table:table-cell>
          <table:table-cell office:value-type="string">
            <text:p>Geoffray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Songo o</text:p>
          </table:table-cell>
          <table:table-cell office:value-type="string">
            <text:p>Jacques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Skachenko</text:p>
          </table:table-cell>
          <table:table-cell office:value-type="string">
            <text:p>Sergei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Oumar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Roncen</text:p>
          </table:table-cell>
          <table:table-cell office:value-type="string">
            <text:p>Raphael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Regis</text:p>
          </table:table-cell>
          <table:table-cell office:value-type="string">
            <text:p>David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Proment</text:p>
          </table:table-cell>
          <table:table-cell office:value-type="string">
            <text:p>Gregory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Pierre</text:p>
          </table:table-cell>
          <table:table-cell office:value-type="string">
            <text:p>Pascal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Morisot</text:p>
          </table:table-cell>
          <table:table-cell office:value-type="string">
            <text:p>Stephane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Moreno</text:p>
          </table:table-cell>
          <table:table-cell office:value-type="string">
            <text:p>Malher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Moreau</text:p>
          </table:table-cell>
          <table:table-cell office:value-type="string">
            <text:p>Patrick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Meyrieu</text:p>
          </table:table-cell>
          <table:table-cell office:value-type="string">
            <text:p>Frederic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Marchal</text:p>
          </table:table-cell>
          <table:table-cell office:value-type="string">
            <text:p>Sylvai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Liebus</text:p>
          </table:table-cell>
          <table:table-cell office:value-type="string">
            <text:p>Joha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Leca</text:p>
          </table:table-cell>
          <table:table-cell office:value-type="string">
            <text:p>Gregory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Jager</text:p>
          </table:table-cell>
          <table:table-cell office:value-type="string">
            <text:p>Jonatha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Hassli</text:p>
          </table:table-cell>
          <table:table-cell office:value-type="string">
            <text:p>Eric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Gaillot</text:p>
          </table:table-cell>
          <table:table-cell office:value-type="string">
            <text:p>Philippe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Frutos</text:p>
          </table:table-cell>
          <table:table-cell office:value-type="string">
            <text:p>Alexandre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Franccois</text:p>
          </table:table-cell>
          <table:table-cell office:value-type="string">
            <text:p>Julie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Espartero</text:p>
          </table:table-cell>
          <table:table-cell office:value-type="string">
            <text:p>Mario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Demai</text:p>
          </table:table-cell>
          <table:table-cell office:value-type="string">
            <text:p>Aime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D Amico</text:p>
          </table:table-cell>
          <table:table-cell office:value-type="string">
            <text:p>Patricio-Martii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Borbiconi</text:p>
          </table:table-cell>
          <table:table-cell office:value-type="string">
            <text:p>Stephane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Baticle</text:p>
          </table:table-cell>
          <table:table-cell office:value-type="string">
            <text:p>Gerald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Bastien</text:p>
          </table:table-cell>
          <table:table-cell office:value-type="string">
            <text:p>Christophe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Bah</text:p>
          </table:table-cell>
          <table:table-cell office:value-type="string">
            <text:p>Schuman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Adebayor</text:p>
          </table:table-cell>
          <table:table-cell office:value-type="string">
            <text:p>Sheyi</text:p>
          </table:table-cell>
          <table:table-cell office:value-type="string">
            <text:p>Metz</text:p>
          </table:table-cell>
        </table:table-row>
        <table:table-row table:style-name="ro1">
          <table:table-cell office:value-type="string">
            <text:p>Valeriu Raducioiu</text:p>
          </table:table-cell>
          <table:table-cell office:value-type="string">
            <text:p>Florin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Sidibe</text:p>
          </table:table-cell>
          <table:table-cell office:value-type="string">
            <text:p>Djibril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Saib</text:p>
          </table:table-cell>
          <table:table-cell office:value-type="string">
            <text:p>Moussa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Rool</text:p>
          </table:table-cell>
          <table:table-cell office:value-type="string">
            <text:p>Cyril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Roma</text:p>
          </table:table-cell>
          <table:table-cell office:value-type="string">
            <text:p>Flavi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Rodriguez</text:p>
          </table:table-cell>
          <table:table-cell office:value-type="string">
            <text:p>Julien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Quintero</text:p>
          </table:table-cell>
          <table:table-cell office:value-type="string">
            <text:p>Dieg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Prso</text:p>
          </table:table-cell>
          <table:table-cell office:value-type="string">
            <text:p>Dad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Porato</text:p>
          </table:table-cell>
          <table:table-cell office:value-type="string">
            <text:p>Stephane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Plestan</text:p>
          </table:table-cell>
          <table:table-cell office:value-type="string">
            <text:p>Nicolas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Pierre-Fanfan</text:p>
          </table:table-cell>
          <table:table-cell office:value-type="string">
            <text:p>Jose-Karl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Patino</text:p>
          </table:table-cell>
          <table:table-cell office:value-type="string">
            <text:p>Cristian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Nyarko</text:p>
          </table:table-cell>
          <table:table-cell office:value-type="string">
            <text:p>Alex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Nonda</text:p>
          </table:table-cell>
          <table:table-cell office:value-type="string">
            <text:p>Shabani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M bomo</text:p>
          </table:table-cell>
          <table:table-cell office:value-type="string">
            <text:p>Aziana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Maarquez Alvarez</text:p>
          </table:table-cell>
          <table:table-cell office:value-type="string">
            <text:p>Rafael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Luzi</text:p>
          </table:table-cell>
          <table:table-cell office:value-type="string">
            <text:p>Patrice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Leonard</text:p>
          </table:table-cell>
          <table:table-cell office:value-type="string">
            <text:p>Philippe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Lacombe</text:p>
          </table:table-cell>
          <table:table-cell office:value-type="string">
            <text:p>Gregory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Jugovic</text:p>
          </table:table-cell>
          <table:table-cell office:value-type="string">
            <text:p>Vladimir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Irles</text:p>
          </table:table-cell>
          <table:table-cell office:value-type="string">
            <text:p>Brun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Givet</text:p>
          </table:table-cell>
          <table:table-cell office:value-type="string">
            <text:p>Gaeel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Giuly</text:p>
          </table:table-cell>
          <table:table-cell office:value-type="string">
            <text:p>Ludovic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Gallardo</text:p>
          </table:table-cell>
          <table:table-cell office:value-type="string">
            <text:p>Marcel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Farnerud</text:p>
          </table:table-cell>
          <table:table-cell office:value-type="string">
            <text:p>Pontus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eloi</text:p>
          </table:table-cell>
          <table:table-cell office:value-type="string">
            <text:p>Wagneau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El Fakiri</text:p>
          </table:table-cell>
          <table:table-cell office:value-type="string">
            <text:p>Hassan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Domoraud</text:p>
          </table:table-cell>
          <table:table-cell office:value-type="string">
            <text:p>Cyrille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Cubilier</text:p>
          </table:table-cell>
          <table:table-cell office:value-type="string">
            <text:p>Eric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Cavaglia</text:p>
          </table:table-cell>
          <table:table-cell office:value-type="string">
            <text:p>Yanis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Camara</text:p>
          </table:table-cell>
          <table:table-cell office:value-type="string">
            <text:p>Souleymane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Bonnal</text:p>
          </table:table-cell>
          <table:table-cell office:value-type="string">
            <text:p>Nicolas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Bierhoff</text:p>
          </table:table-cell>
          <table:table-cell office:value-type="string">
            <text:p>Oliver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Biancarelli</text:p>
          </table:table-cell>
          <table:table-cell office:value-type="string">
            <text:p>Andre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Ademar Bernardi</text:p>
          </table:table-cell>
          <table:table-cell office:value-type="string">
            <text:p>Lucas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Abidal</text:p>
          </table:table-cell>
          <table:table-cell office:value-type="string">
            <text:p>Eric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Vercoutre</text:p>
          </table:table-cell>
          <table:table-cell office:value-type="string">
            <text:p>Remi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Tchato</text:p>
          </table:table-cell>
          <table:table-cell office:value-type="string">
            <text:p>Bill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Sorlin</text:p>
          </table:table-cell>
          <table:table-cell office:value-type="string">
            <text:p>Olivier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Silvestre</text:p>
          </table:table-cell>
          <table:table-cell office:value-type="string">
            <text:p>Franck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Sergio</text:p>
          </table:table-cell>
          <table:table-cell office:value-type="string">
            <text:p>Paulo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Rouvieere</text:p>
          </table:table-cell>
          <table:table-cell office:value-type="string">
            <text:p>Jean-Christophe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Rodriguez</text:p>
          </table:table-cell>
          <table:table-cell office:value-type="string">
            <text:p>Michel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Rixa</text:p>
          </table:table-cell>
          <table:table-cell/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Riou</text:p>
          </table:table-cell>
          <table:table-cell office:value-type="string">
            <text:p>Rudy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Ramond</text:p>
          </table:table-cell>
          <table:table-cell office:value-type="string">
            <text:p>Cyril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Pataca</text:p>
          </table:table-cell>
          <table:table-cell office:value-type="string">
            <text:p>Rui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Ouedec</text:p>
          </table:table-cell>
          <table:table-cell office:value-type="string">
            <text:p>Nicolas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Moullec</text:p>
          </table:table-cell>
          <table:table-cell office:value-type="string">
            <text:p>Guillaume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Maoulida</text:p>
          </table:table-cell>
          <table:table-cell office:value-type="string">
            <text:p>Toifilou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Mansare</text:p>
          </table:table-cell>
          <table:table-cell office:value-type="string">
            <text:p>Fode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Mahouve</text:p>
          </table:table-cell>
          <table:table-cell office:value-type="string">
            <text:p>Marcel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Lefevre</text:p>
          </table:table-cell>
          <table:table-cell office:value-type="string">
            <text:p>Fabien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Guei</text:p>
          </table:table-cell>
          <table:table-cell office:value-type="string">
            <text:p>Eric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Fugier</text:p>
          </table:table-cell>
          <table:table-cell office:value-type="string">
            <text:p>Pascal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Dzodic</text:p>
          </table:table-cell>
          <table:table-cell office:value-type="string">
            <text:p>Nenad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Doumeng</text:p>
          </table:table-cell>
          <table:table-cell office:value-type="string">
            <text:p>Geoffrey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Decroix</text:p>
          </table:table-cell>
          <table:table-cell office:value-type="string">
            <text:p>Eric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Cisse</text:p>
          </table:table-cell>
          <table:table-cell office:value-type="string">
            <text:p>Aliou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Cisse</text:p>
          </table:table-cell>
          <table:table-cell office:value-type="string">
            <text:p>Abou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Cassard</text:p>
          </table:table-cell>
          <table:table-cell office:value-type="string">
            <text:p>Stephane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Carotti</text:p>
          </table:table-cell>
          <table:table-cell office:value-type="string">
            <text:p>Bruno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Carmona</text:p>
          </table:table-cell>
          <table:table-cell office:value-type="string">
            <text:p>Gregory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Blanc</text:p>
          </table:table-cell>
          <table:table-cell office:value-type="string">
            <text:p>Serge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Belbey</text:p>
          </table:table-cell>
          <table:table-cell office:value-type="string">
            <text:p>Omar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Barbosa</text:p>
          </table:table-cell>
          <table:table-cell office:value-type="string">
            <text:p>Cedric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Assis</text:p>
          </table:table-cell>
          <table:table-cell/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Asoumani</text:p>
          </table:table-cell>
          <table:table-cell/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Ziani</text:p>
          </table:table-cell>
          <table:table-cell office:value-type="string">
            <text:p>Stephane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Vahirua</text:p>
          </table:table-cell>
          <table:table-cell office:value-type="string">
            <text:p>Marama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Toulalan</text:p>
          </table:table-cell>
          <table:table-cell office:value-type="string">
            <text:p>Jeremy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Savinaud</text:p>
          </table:table-cell>
          <table:table-cell office:value-type="string">
            <text:p>Nicola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Rubil</text:p>
          </table:table-cell>
          <table:table-cell office:value-type="string">
            <text:p>Gora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Quint</text:p>
          </table:table-cell>
          <table:table-cell office:value-type="string">
            <text:p>Olivier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Pujol</text:p>
          </table:table-cell>
          <table:table-cell office:value-type="string">
            <text:p>Gregory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Pauvert</text:p>
          </table:table-cell>
          <table:table-cell office:value-type="string">
            <text:p>Sebastie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Pailleres</text:p>
          </table:table-cell>
          <table:table-cell office:value-type="string">
            <text:p>Loic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Olembe</text:p>
          </table:table-cell>
          <table:table-cell office:value-type="string">
            <text:p>Salomo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Nzighou</text:p>
          </table:table-cell>
          <table:table-cell office:value-type="string">
            <text:p>Chiva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Moldovan</text:p>
          </table:table-cell>
          <table:table-cell office:value-type="string">
            <text:p>Viorel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Mace</text:p>
          </table:table-cell>
          <table:table-cell office:value-type="string">
            <text:p>Sebastie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Laspalles</text:p>
          </table:table-cell>
          <table:table-cell office:value-type="string">
            <text:p>Nicola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Landreau</text:p>
          </table:table-cell>
          <table:table-cell office:value-type="string">
            <text:p>Mickael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Guy</text:p>
          </table:table-cell>
          <table:table-cell office:value-type="string">
            <text:p>Jeremie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Grondin</text:p>
          </table:table-cell>
          <table:table-cell office:value-type="string">
            <text:p>Willy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Gope-Fenepej</text:p>
          </table:table-cell>
          <table:table-cell office:value-type="string">
            <text:p>Joh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Gillet</text:p>
          </table:table-cell>
          <table:table-cell office:value-type="string">
            <text:p>Nicola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Fenillat</text:p>
          </table:table-cell>
          <table:table-cell office:value-type="string">
            <text:p>Samuel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Fabbri</text:p>
          </table:table-cell>
          <table:table-cell office:value-type="string">
            <text:p>Nestor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Djembe-Djemba</text:p>
          </table:table-cell>
          <table:table-cell office:value-type="string">
            <text:p>Eric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Devineau</text:p>
          </table:table-cell>
          <table:table-cell office:value-type="string">
            <text:p>Charle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Deroff</text:p>
          </table:table-cell>
          <table:table-cell office:value-type="string">
            <text:p>Yve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Delhommeau</text:p>
          </table:table-cell>
          <table:table-cell office:value-type="string">
            <text:p>Pascal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Dalmat</text:p>
          </table:table-cell>
          <table:table-cell office:value-type="string">
            <text:p>Wilfried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Da Rocha</text:p>
          </table:table-cell>
          <table:table-cell office:value-type="string">
            <text:p>Frederic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Bonilla</text:p>
          </table:table-cell>
          <table:table-cell office:value-type="string">
            <text:p>Victor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Bilayi Ateba</text:p>
          </table:table-cell>
          <table:table-cell office:value-type="string">
            <text:p>Jean-Hugue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Berson</text:p>
          </table:table-cell>
          <table:table-cell office:value-type="string">
            <text:p>Mathieu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Armand</text:p>
          </table:table-cell>
          <table:table-cell office:value-type="string">
            <text:p>Sylvai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Aristouy</text:p>
          </table:table-cell>
          <table:table-cell office:value-type="string">
            <text:p>Pierre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Andre</text:p>
          </table:table-cell>
          <table:table-cell office:value-type="string">
            <text:p>Pierre-Yves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Ahamada</text:p>
          </table:table-cell>
          <table:table-cell office:value-type="string">
            <text:p>Hassan</text:p>
          </table:table-cell>
          <table:table-cell office:value-type="string">
            <text:p>Nantes</text:p>
          </table:table-cell>
        </table:table-row>
        <table:table-row table:style-name="ro1">
          <table:table-cell office:value-type="string">
            <text:p>Potillon</text:p>
          </table:table-cell>
          <table:table-cell office:value-type="string">
            <text:p>Lionel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Pochettino</text:p>
          </table:table-cell>
          <table:table-cell office:value-type="string">
            <text:p>Mauricio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Okocha</text:p>
          </table:table-cell>
          <table:table-cell office:value-type="string">
            <text:p>Jay-Jay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Ogbeche</text:p>
          </table:table-cell>
          <table:table-cell/>
          <table:table-cell office:value-type="string">
            <text:p>PSG</text:p>
          </table:table-cell>
        </table:table-row>
        <table:table-row table:style-name="ro1">
          <table:table-cell office:value-type="string">
            <text:p>Mendy</text:p>
          </table:table-cell>
          <table:table-cell office:value-type="string">
            <text:p>Bernard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Llacer</text:p>
          </table:table-cell>
          <table:table-cell office:value-type="string">
            <text:p>Francis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Letizi</text:p>
          </table:table-cell>
          <table:table-cell office:value-type="string">
            <text:p>Lionel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Leroy</text:p>
          </table:table-cell>
          <table:table-cell office:value-type="string">
            <text:p>Laurent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Leroy</text:p>
          </table:table-cell>
          <table:table-cell office:value-type="string">
            <text:p>Jerome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Leal</text:p>
          </table:table-cell>
          <table:table-cell office:value-type="string">
            <text:p>Hugo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Kelban</text:p>
          </table:table-cell>
          <table:table-cell office:value-type="string">
            <text:p>Fabrice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Hiroux</text:p>
          </table:table-cell>
          <table:table-cell office:value-type="string">
            <text:p>Gael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Heinze</text:p>
          </table:table-cell>
          <table:table-cell office:value-type="string">
            <text:p>Gabriel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Gillet</text:p>
          </table:table-cell>
          <table:table-cell office:value-type="string">
            <text:p>Stephane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Gaacho</text:p>
          </table:table-cell>
          <table:table-cell office:value-type="string">
            <text:p>Ronaldinho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Fabiano</text:p>
          </table:table-cell>
          <table:table-cell office:value-type="string">
            <text:p>Nicolas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el-Karkouri</text:p>
          </table:table-cell>
          <table:table-cell office:value-type="string">
            <text:p>Talal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Domi</text:p>
          </table:table-cell>
          <table:table-cell office:value-type="string">
            <text:p>Didier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Diawara</text:p>
          </table:table-cell>
          <table:table-cell office:value-type="string">
            <text:p>Kaba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Dehu</text:p>
          </table:table-cell>
          <table:table-cell office:value-type="string">
            <text:p>Frederic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Cristobal</text:p>
          </table:table-cell>
          <table:table-cell/>
          <table:table-cell office:value-type="string">
            <text:p>PSG</text:p>
          </table:table-cell>
        </table:table-row>
        <table:table-row table:style-name="ro1">
          <table:table-cell office:value-type="string">
            <text:p>Cisse</text:p>
          </table:table-cell>
          <table:table-cell office:value-type="string">
            <text:p>Edouard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Benachour</text:p>
          </table:table-cell>
          <table:table-cell office:value-type="string">
            <text:p>Selim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Arteta</text:p>
          </table:table-cell>
          <table:table-cell office:value-type="string">
            <text:p>Mikel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Alonzo</text:p>
          </table:table-cell>
          <table:table-cell office:value-type="string">
            <text:p>Jeroome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Aloisio</text:p>
          </table:table-cell>
          <table:table-cell/>
          <table:table-cell office:value-type="string">
            <text:p>PSG</text:p>
          </table:table-cell>
        </table:table-row>
        <table:table-row table:style-name="ro1">
          <table:table-cell office:value-type="string">
            <text:p>Alex</text:p>
          </table:table-cell>
          <table:table-cell/>
          <table:table-cell office:value-type="string">
            <text:p>PSG</text:p>
          </table:table-cell>
        </table:table-row>
        <table:table-row table:style-name="ro1">
          <table:table-cell office:value-type="string">
            <text:p>Agostinho</text:p>
          </table:table-cell>
          <table:table-cell office:value-type="string">
            <text:p>Joaquim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Abriel</text:p>
          </table:table-cell>
          <table:table-cell office:value-type="string">
            <text:p>Fabrice</text:p>
          </table:table-cell>
          <table:table-cell office:value-type="string">
            <text:p>PSG</text:p>
          </table:table-cell>
        </table:table-row>
        <table:table-row table:style-name="ro1">
          <table:table-cell office:value-type="string">
            <text:p>Yapi</text:p>
          </table:table-cell>
          <table:table-cell office:value-type="string">
            <text:p>Cyril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Vander</text:p>
          </table:table-cell>
          <table:table-cell/>
          <table:table-cell office:value-type="string">
            <text:p>Rennes</text:p>
          </table:table-cell>
        </table:table-row>
        <table:table-row table:style-name="ro1">
          <table:table-cell office:value-type="string">
            <text:p>Turdo</text:p>
          </table:table-cell>
          <table:table-cell office:value-type="string">
            <text:p>Mario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Revel</text:p>
          </table:table-cell>
          <table:table-cell office:value-type="string">
            <text:p>Christoph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Reveillere</text:p>
          </table:table-cell>
          <table:table-cell office:value-type="string">
            <text:p>Anthony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Primorac</text:p>
          </table:table-cell>
          <table:table-cell office:value-type="string">
            <text:p>Jur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Piquionne</text:p>
          </table:table-cell>
          <table:table-cell office:value-type="string">
            <text:p>Frederic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Pele</text:p>
          </table:table-cell>
          <table:table-cell office:value-type="string">
            <text:p>Steven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Paisley</text:p>
          </table:table-cell>
          <table:table-cell office:value-type="string">
            <text:p>Gregory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N Diaye</text:p>
          </table:table-cell>
          <table:table-cell office:value-type="string">
            <text:p>Makhtar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Monterrubio</text:p>
          </table:table-cell>
          <table:table-cell office:value-type="string">
            <text:p>Olivier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Meslin</text:p>
          </table:table-cell>
          <table:table-cell office:value-type="string">
            <text:p>Daniel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Lucas</text:p>
          </table:table-cell>
          <table:table-cell/>
          <table:table-cell office:value-type="string">
            <text:p>Rennes</text:p>
          </table:table-cell>
        </table:table-row>
        <table:table-row table:style-name="ro1">
          <table:table-cell office:value-type="string">
            <text:p>Le Roux</text:p>
          </table:table-cell>
          <table:table-cell office:value-type="string">
            <text:p>Christoph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Gregoire</text:p>
          </table:table-cell>
          <table:table-cell office:value-type="string">
            <text:p>Stephan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Gourvennec</text:p>
          </table:table-cell>
          <table:table-cell office:value-type="string">
            <text:p>Jocelyn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Gava</text:p>
          </table:table-cell>
          <table:table-cell office:value-type="string">
            <text:p>Franck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Fernandes</text:p>
          </table:table-cell>
          <table:table-cell office:value-type="string">
            <text:p>Fabric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Escude</text:p>
          </table:table-cell>
          <table:table-cell office:value-type="string">
            <text:p>Julien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Echouafni</text:p>
          </table:table-cell>
          <table:table-cell office:value-type="string">
            <text:p>Olivier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Durand</text:p>
          </table:table-cell>
          <table:table-cell office:value-type="string">
            <text:p>Eric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Dorothee</text:p>
          </table:table-cell>
          <table:table-cell office:value-type="string">
            <text:p>Jean-Felix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Diatta</text:p>
          </table:table-cell>
          <table:table-cell office:value-type="string">
            <text:p>Lamin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Delaye</text:p>
          </table:table-cell>
          <table:table-cell office:value-type="string">
            <text:p>Philipp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Debec</text:p>
          </table:table-cell>
          <table:table-cell office:value-type="string">
            <text:p>Fabien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Danic</text:p>
          </table:table-cell>
          <table:table-cell office:value-type="string">
            <text:p>Gael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Citony</text:p>
          </table:table-cell>
          <table:table-cell office:value-type="string">
            <text:p>Mickael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Chapuis</text:p>
          </table:table-cell>
          <table:table-cell office:value-type="string">
            <text:p>Cyril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Bigne</text:p>
          </table:table-cell>
          <table:table-cell office:value-type="string">
            <text:p>Yoann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Belli</text:p>
          </table:table-cell>
          <table:table-cell office:value-type="string">
            <text:p>Cesar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Bailly</text:p>
          </table:table-cell>
          <table:table-cell office:value-type="string">
            <text:p>Mickael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Arribage</text:p>
          </table:table-cell>
          <table:table-cell office:value-type="string">
            <text:p>Dominique</text:p>
          </table:table-cell>
          <table:table-cell office:value-type="string">
            <text:p>Rennes</text:p>
          </table:table-cell>
        </table:table-row>
        <table:table-row table:style-name="ro1">
          <table:table-cell office:value-type="string">
            <text:p>Satorra</text:p>
          </table:table-cell>
          <table:table-cell office:value-type="string">
            <text:p>Luis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Sachy</text:p>
          </table:table-cell>
          <table:table-cell office:value-type="string">
            <text:p>Nicolas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Regnault</text:p>
          </table:table-cell>
          <table:table-cell office:value-type="string">
            <text:p>Patrick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Peyrelade</text:p>
          </table:table-cell>
          <table:table-cell office:value-type="string">
            <text:p>Laurent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Petitjean</text:p>
          </table:table-cell>
          <table:table-cell office:value-type="string">
            <text:p>Allan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Oliveira</text:p>
          </table:table-cell>
          <table:table-cell office:value-type="string">
            <text:p>Eduardo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Noro</text:p>
          </table:table-cell>
          <table:table-cell office:value-type="string">
            <text:p>Stefan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N Diefi</text:p>
          </table:table-cell>
          <table:table-cell office:value-type="string">
            <text:p>Pius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N Diaye</text:p>
          </table:table-cell>
          <table:table-cell office:value-type="string">
            <text:p>Moussa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Natchimie</text:p>
          </table:table-cell>
          <table:table-cell office:value-type="string">
            <text:p>Mickael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Montero</text:p>
          </table:table-cell>
          <table:table-cell office:value-type="string">
            <text:p>Jean-Louis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Mionnet</text:p>
          </table:table-cell>
          <table:table-cell office:value-type="string">
            <text:p>Cedric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M Bami</text:p>
          </table:table-cell>
          <table:table-cell office:value-type="string">
            <text:p>Modest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Malak</text:p>
          </table:table-cell>
          <table:table-cell office:value-type="string">
            <text:p>Julien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Lecomte</text:p>
          </table:table-cell>
          <table:table-cell office:value-type="string">
            <text:p>Alexandr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Jezierski</text:p>
          </table:table-cell>
          <table:table-cell office:value-type="string">
            <text:p>Richard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Gourville</text:p>
          </table:table-cell>
          <table:table-cell office:value-type="string">
            <text:p>Pascal-Dominiqu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Fretard</text:p>
          </table:table-cell>
          <table:table-cell office:value-type="string">
            <text:p>Jerom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Elzeard</text:p>
          </table:table-cell>
          <table:table-cell office:value-type="string">
            <text:p>Cedric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diTommaso</text:p>
          </table:table-cell>
          <table:table-cell office:value-type="string">
            <text:p>David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Diao</text:p>
          </table:table-cell>
          <table:table-cell office:value-type="string">
            <text:p>Salif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Celdran</text:p>
          </table:table-cell>
          <table:table-cell office:value-type="string">
            <text:p>Philipp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Capron</text:p>
          </table:table-cell>
          <table:table-cell office:value-type="string">
            <text:p>Eddy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Camara</text:p>
          </table:table-cell>
          <table:table-cell office:value-type="string">
            <text:p>Henri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Brogno</text:p>
          </table:table-cell>
          <table:table-cell office:value-type="string">
            <text:p>Toni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Brocard</text:p>
          </table:table-cell>
          <table:table-cell office:value-type="string">
            <text:p>Jerome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Brando</text:p>
          </table:table-cell>
          <table:table-cell office:value-type="string">
            <text:p>Frederic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Bourgeois</text:p>
          </table:table-cell>
          <table:table-cell office:value-type="string">
            <text:p>Freddy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Bochu</text:p>
          </table:table-cell>
          <table:table-cell office:value-type="string">
            <text:p>Matthieu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BayihaN djema</text:p>
          </table:table-cell>
          <table:table-cell office:value-type="string">
            <text:p>Gilbert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Asuar</text:p>
          </table:table-cell>
          <table:table-cell office:value-type="string">
            <text:p>Ludovic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Adjaoud</text:p>
          </table:table-cell>
          <table:table-cell office:value-type="string">
            <text:p>Madjid</text:p>
          </table:table-cell>
          <table:table-cell office:value-type="string">
            <text:p>Sedan</text:p>
          </table:table-cell>
        </table:table-row>
        <table:table-row table:style-name="ro1">
          <table:table-cell office:value-type="string">
            <text:p>Zairi</text:p>
          </table:table-cell>
          <table:table-cell office:value-type="string">
            <text:p>Jawad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Villechalane</text:p>
          </table:table-cell>
          <table:table-cell office:value-type="string">
            <text:p>Pasca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Ucar</text:p>
          </table:table-cell>
          <table:table-cell office:value-type="string">
            <text:p>Kenda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Trapasso</text:p>
          </table:table-cell>
          <table:table-cell office:value-type="string">
            <text:p>Marcello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Toure</text:p>
          </table:table-cell>
          <table:table-cell office:value-type="string">
            <text:p>Kola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Tassali</text:p>
          </table:table-cell>
          <table:table-cell office:value-type="string">
            <text:p>Kama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Saveljic</text:p>
          </table:table-cell>
          <table:table-cell office:value-type="string">
            <text:p>Nisa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Santos</text:p>
          </table:table-cell>
          <table:table-cell office:value-type="string">
            <text:p>Francileudo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Raschke</text:p>
          </table:table-cell>
          <table:table-cell office:value-type="string">
            <text:p>Philippe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Quevedo</text:p>
          </table:table-cell>
          <table:table-cell office:value-type="string">
            <text:p>William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Pfertzel</text:p>
          </table:table-cell>
          <table:table-cell office:value-type="string">
            <text:p>Marc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Pedretti</text:p>
          </table:table-cell>
          <table:table-cell office:value-type="string">
            <text:p>Benoit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Pagis</text:p>
          </table:table-cell>
          <table:table-cell office:value-type="string">
            <text:p>Mickae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Monsoreau</text:p>
          </table:table-cell>
          <table:table-cell office:value-type="string">
            <text:p>Sylvain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Meriem</text:p>
          </table:table-cell>
          <table:table-cell office:value-type="string">
            <text:p>Came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Maraval</text:p>
          </table:table-cell>
          <table:table-cell office:value-type="string">
            <text:p>Bernard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Manac h</text:p>
          </table:table-cell>
          <table:table-cell office:value-type="string">
            <text:p>Erwan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Isabey</text:p>
          </table:table-cell>
          <table:table-cell office:value-type="string">
            <text:p>Mickae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Guillou</text:p>
          </table:table-cell>
          <table:table-cell office:value-type="string">
            <text:p>Patrick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Frau</text:p>
          </table:table-cell>
          <table:table-cell office:value-type="string">
            <text:p>Pierre-Alain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Flachez</text:p>
          </table:table-cell>
          <table:table-cell office:value-type="string">
            <text:p>Maxence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Finazzi</text:p>
          </table:table-cell>
          <table:table-cell office:value-type="string">
            <text:p>Alexandro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Fernandez</text:p>
          </table:table-cell>
          <table:table-cell office:value-type="string">
            <text:p>Vincent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Faivre</text:p>
          </table:table-cell>
          <table:table-cell office:value-type="string">
            <text:p>Cedric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Drobnjak</text:p>
          </table:table-cell>
          <table:table-cell office:value-type="string">
            <text:p>Anton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DosSantos</text:p>
          </table:table-cell>
          <table:table-cell office:value-type="string">
            <text:p>Francileudo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Daf</text:p>
          </table:table-cell>
          <table:table-cell office:value-type="string">
            <text:p>Omar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Crucet</text:p>
          </table:table-cell>
          <table:table-cell office:value-type="string">
            <text:p>Stephane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Chedli</text:p>
          </table:table-cell>
          <table:table-cell office:value-type="string">
            <text:p>Adel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Boudarene</text:p>
          </table:table-cell>
          <table:table-cell office:value-type="string">
            <text:p>Fabien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BaptisteDaguet</text:p>
          </table:table-cell>
          <table:table-cell office:value-type="string">
            <text:p>Jean</text:p>
          </table:table-cell>
          <table:table-cell office:value-type="string">
            <text:p>Sochaux</text:p>
          </table:table-cell>
        </table:table-row>
        <table:table-row table:style-name="ro1">
          <table:table-cell office:value-type="string">
            <text:p>Ziani</text:p>
          </table:table-cell>
          <table:table-cell office:value-type="string">
            <text:p>Karim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Zambernardi</text:p>
          </table:table-cell>
          <table:table-cell office:value-type="string">
            <text:p>Yannick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Tourenne</text:p>
          </table:table-cell>
          <table:table-cell office:value-type="string">
            <text:p>Carl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Thomas</text:p>
          </table:table-cell>
          <table:table-cell office:value-type="string">
            <text:p>Edouard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Thomas</text:p>
          </table:table-cell>
          <table:table-cell office:value-type="string">
            <text:p>Olivier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Svensson</text:p>
          </table:table-cell>
          <table:table-cell office:value-type="string">
            <text:p>Michael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Sekli</text:p>
          </table:table-cell>
          <table:table-cell office:value-type="string">
            <text:p>Herve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Saifi</text:p>
          </table:table-cell>
          <table:table-cell office:value-type="string">
            <text:p>Rafih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Rothen</text:p>
          </table:table-cell>
          <table:table-cell office:value-type="string">
            <text:p>Jerome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Renier</text:p>
          </table:table-cell>
          <table:table-cell office:value-type="string">
            <text:p>Pascal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Niang</text:p>
          </table:table-cell>
          <table:table-cell office:value-type="string">
            <text:p>Mamadou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Moukoko</text:p>
          </table:table-cell>
          <table:table-cell office:value-type="string">
            <text:p>Jean-Philippe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Meniri</text:p>
          </table:table-cell>
          <table:table-cell office:value-type="string">
            <text:p>Mehdi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Mendy</text:p>
          </table:table-cell>
          <table:table-cell office:value-type="string">
            <text:p>Damlaba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Madahoui</text:p>
          </table:table-cell>
          <table:table-cell office:value-type="string">
            <text:p>Lofti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Loko</text:p>
          </table:table-cell>
          <table:table-cell office:value-type="string">
            <text:p>Patrice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Leroy</text:p>
          </table:table-cell>
          <table:table-cell office:value-type="string">
            <text:p>Mehdi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Lamotte</text:p>
          </table:table-cell>
          <table:table-cell office:value-type="string">
            <text:p>Cedric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Jbari</text:p>
          </table:table-cell>
          <table:table-cell office:value-type="string">
            <text:p>Nordin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Heurtebis</text:p>
          </table:table-cell>
          <table:table-cell office:value-type="string">
            <text:p>Tony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Heurlie</text:p>
          </table:table-cell>
          <table:table-cell office:value-type="string">
            <text:p>Eddy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Hamed</text:p>
          </table:table-cell>
          <table:table-cell office:value-type="string">
            <text:p>David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Gousse</text:p>
          </table:table-cell>
          <table:table-cell office:value-type="string">
            <text:p>Nicolas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Ghazi</text:p>
          </table:table-cell>
          <table:table-cell office:value-type="string">
            <text:p>Farid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Fugen</text:p>
          </table:table-cell>
          <table:table-cell office:value-type="string">
            <text:p>Olivier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Djukic</text:p>
          </table:table-cell>
          <table:table-cell office:value-type="string">
            <text:p>Sladjan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Deso</text:p>
          </table:table-cell>
          <table:table-cell office:value-type="string">
            <text:p>Olivier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Dehon</text:p>
          </table:table-cell>
          <table:table-cell office:value-type="string">
            <text:p>Nicolas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Danjou</text:p>
          </table:table-cell>
          <table:table-cell office:value-type="string">
            <text:p>Frederic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Celestini</text:p>
          </table:table-cell>
          <table:table-cell office:value-type="string">
            <text:p>Fabio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Bradja</text:p>
          </table:table-cell>
          <table:table-cell office:value-type="string">
            <text:p>Mohamed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Boutal</text:p>
          </table:table-cell>
          <table:table-cell office:value-type="string">
            <text:p>Samuel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Berthe</text:p>
          </table:table-cell>
          <table:table-cell office:value-type="string">
            <text:p>Seikou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Amzine</text:p>
          </table:table-cell>
          <table:table-cell office:value-type="string">
            <text:p>Gharib</text:p>
          </table:table-cell>
          <table:table-cell office:value-type="string">
            <text:p>Troyes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string">
            <text:p>Frederic</text:p>
          </table:table-cell>
          <table:table-cell office:value-type="string">
            <text:p>Troyes</text:p>
          </table:table-cell>
        </table:table-row>
      </table:table>
      <table:table table:name="Match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>
            <text:p>local</text:p>
          </table:table-cell>
          <table:table-cell table:style-name="ce2" office:value-type="string">
            <text:p>visit</text:p>
          </table:table-cell>
          <table:table-cell table:style-name="ce2" office:value-type="string">
            <text:p>butlocal</text:p>
          </table:table-cell>
          <table:table-cell table:style-name="ce2" office:value-type="string">
            <text:p>butvisit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Guingam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Sochau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Met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Nant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L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Marsei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Auxerr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Sed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Bast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Renn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Le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Montpell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PS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Lori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Bordeau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Sed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Marseil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Auxer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Soch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N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Ly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Met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Guingamp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L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Monac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Montpelli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Tro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PSG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Guingam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Sed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Lorient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Borde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Bast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Le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Monac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Nant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Li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Marsei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Auxerr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Sochau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Renn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Ly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Met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Bast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Troy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Lorie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Len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Borde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Sed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Ly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Montpel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Guingam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L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Auxer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Marsei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Ren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Sochau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N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Mona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PS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Met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Nant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Montpell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Sed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Bast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Guingamp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Bordeau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Tro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Len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Auxerr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Mona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Lori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PS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Sochaux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Renn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Li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Met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Marsei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Nant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Len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Sed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Guingam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Marseil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Troy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Bast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Bordeau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Lyon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Mona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Auxerr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Montpelli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Ren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PS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Lori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Met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Sochaux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L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Marseil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Sed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Guingamp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Le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Bast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Troy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Nan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Met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Montpelli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PS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Mona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Ren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Lil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Bordeau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Lori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Auxer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Sochau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Troy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Nant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Marsei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Guingamp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Ly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Lil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Met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Bast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Sed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Auxer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Montpellie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Bordeau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Lorien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PS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Mona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Ren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Sochau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Len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Auxer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Lill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Basti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Guingam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Sed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Marse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Ly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Nant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Met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Sochau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Borde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Lorie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Le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Troy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Monac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PS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Montpelli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Ren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Nan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Lil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Sochaux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Auxer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Marse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Guingam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PS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Sed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Le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Tro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Ren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Met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Mona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Bordeaux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Lorient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Bast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Lil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Sochaux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Marsei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Ren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Mona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Nant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Le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Bastia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Guingam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Lori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Montpell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PS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Sochau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N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Marseil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L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Monac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Auxer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Met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PS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Renn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Len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Guingamp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Montpelli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Sed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Bord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Ly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Bast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Lorien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Montpell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Troy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PS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Mona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Soch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Metz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Lori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Li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Auxer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Ren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Marseil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Le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Lyon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Montpel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Borde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Troye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Bast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Sed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Guingam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Nant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Mona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Auxer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L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Met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Ren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Lorien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PS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Montpelli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Sochau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Le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N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Sed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Tro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Marseil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Bast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Guingam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Bordeau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Metz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Bordeau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Tro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Bordea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Montpelli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Sochau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L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Mona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Renn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PS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Lorie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Met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Troy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Guingam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Nant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Marseil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Bast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Le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S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Ly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Auxer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Lorien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Mona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Soch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Montpelli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Ren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Len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PS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Borde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Auxerr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Sed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Auxer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Guingam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Ly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Metz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Sed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Tro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Marseil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Nan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Bast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Lil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tz</text:p>
          </table:table-cell>
          <table:table-cell office:value-type="string">
            <text:p>Ren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ingamp</text:p>
          </table:table-cell>
          <table:table-cell office:value-type="string">
            <text:p>Bord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lle</text:p>
          </table:table-cell>
          <table:table-cell office:value-type="string">
            <text:p>Mona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astia</text:p>
          </table:table-cell>
          <table:table-cell office:value-type="string">
            <text:p>Len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eille</text:p>
          </table:table-cell>
          <table:table-cell office:value-type="string">
            <text:p>PS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Lorien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yon</text:p>
          </table:table-cell>
          <table:table-cell office:value-type="string">
            <text:p>Montpell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uxerre</text:p>
          </table:table-cell>
          <table:table-cell office:value-type="string">
            <text:p>Soch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dan</text:p>
          </table:table-cell>
          <table:table-cell office:value-type="string">
            <text:p>Tro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string">
            <text:p>Ly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haux</text:p>
          </table:table-cell>
          <table:table-cell office:value-type="string">
            <text:p>Li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Auxerr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rient</text:p>
          </table:table-cell>
          <table:table-cell office:value-type="string">
            <text:p>Marseill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ontpellier</text:p>
          </table:table-cell>
          <table:table-cell office:value-type="string">
            <text:p>Nant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G</text:p>
          </table:table-cell>
          <table:table-cell office:value-type="string">
            <text:p>Met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nnes</text:p>
          </table:table-cell>
          <table:table-cell office:value-type="string">
            <text:p>Sed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yes</text:p>
          </table:table-cell>
          <table:table-cell office:value-type="string">
            <text:p>Bast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ns</text:p>
          </table:table-cell>
          <table:table-cell office:value-type="string">
            <text:p>Guingam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antes</text:p>
          </table:table-cell>
          <table:table-cell office:value-type="string">
            <text:p>Bordeaux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4"/>
        </table:table-row>
      </table:table>
      <table:table table:name="Carton" table:style-name="ta1">
        <table:table-column table:style-name="co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enom</text:p>
          </table:table-cell>
          <table:table-cell table:style-name="ce2" office:value-type="string">
            <text:p>local</text:p>
          </table:table-cell>
          <table:table-cell table:style-name="ce2" office:value-type="string">
            <text:p>visit</text:p>
          </table:table-cell>
          <table:table-cell table:style-name="ce2" office:value-type="string">
            <text:p>couleur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Frederic</text:p>
          </table:table-cell>
          <table:table-cell office:value-type="string">
            <text:p>Troyes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debayor</text:p>
          </table:table-cell>
          <table:table-cell office:value-type="string">
            <text:p>Sheyi</text:p>
          </table:table-cell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debayor</text:p>
          </table:table-cell>
          <table:table-cell office:value-type="string">
            <text:p>Sheyi</text:p>
          </table:table-cell>
          <table:table-cell office:value-type="string">
            <text:p>Guingamp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demar Bernardi</text:p>
          </table:table-cell>
          <table:table-cell office:value-type="string">
            <text:p>Lucas</text:p>
          </table:table-cell>
          <table:table-cell office:value-type="string">
            <text:p>Nantes</text:p>
          </table:table-cell>
          <table:table-cell office:value-type="string">
            <text:p>Monaco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fanou</text:p>
          </table:table-cell>
          <table:table-cell office:value-type="string">
            <text:p>Kodjo</text:p>
          </table:table-cell>
          <table:table-cell office:value-type="string">
            <text:p>Bordeaux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fanou</text:p>
          </table:table-cell>
          <table:table-cell office:value-type="string">
            <text:p>Kodjo</text:p>
          </table:table-cell>
          <table:table-cell office:value-type="string">
            <text:p>Sochaux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fanou</text:p>
          </table:table-cell>
          <table:table-cell office:value-type="string">
            <text:p>Kodjo</text:p>
          </table:table-cell>
          <table:table-cell office:value-type="string">
            <text:p>Bastia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fanou</text:p>
          </table:table-cell>
          <table:table-cell office:value-type="string">
            <text:p>Kodjo</text:p>
          </table:table-cell>
          <table:table-cell office:value-type="string">
            <text:p>Nantes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gostinho</text:p>
          </table:table-cell>
          <table:table-cell office:value-type="string">
            <text:p>Joaquim</text:p>
          </table:table-cell>
          <table:table-cell office:value-type="string">
            <text:p>Bordeaux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hamada</text:p>
          </table:table-cell>
          <table:table-cell office:value-type="string">
            <text:p>Hassan</text:p>
          </table:table-cell>
          <table:table-cell office:value-type="string">
            <text:p>Sochaux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hamada</text:p>
          </table:table-cell>
          <table:table-cell office:value-type="string">
            <text:p>Hassan</text:p>
          </table:table-cell>
          <table:table-cell office:value-type="string">
            <text:p>Nantes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licarte</text:p>
          </table:table-cell>
          <table:table-cell office:value-type="string">
            <text:p>Herve</text:p>
          </table:table-cell>
          <table:table-cell office:value-type="string">
            <text:p>Bordeaux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licarte</text:p>
          </table:table-cell>
          <table:table-cell office:value-type="string">
            <text:p>Herve</text:p>
          </table:table-cell>
          <table:table-cell office:value-type="string">
            <text:p>Bordeaux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licarte</text:p>
          </table:table-cell>
          <table:table-cell office:value-type="string">
            <text:p>Herve</text:p>
          </table:table-cell>
          <table:table-cell office:value-type="string">
            <text:p>Nantes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mzine</text:p>
          </table:table-cell>
          <table:table-cell office:value-type="string">
            <text:p>Gharib</text:p>
          </table:table-cell>
          <table:table-cell office:value-type="string">
            <text:p>Troyes</text:p>
          </table:table-cell>
          <table:table-cell office:value-type="string">
            <text:p>Guingamp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mzine</text:p>
          </table:table-cell>
          <table:table-cell office:value-type="string">
            <text:p>Gharib</text:p>
          </table:table-cell>
          <table:table-cell office:value-type="string">
            <text:p>Troyes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Amzine</text:p>
          </table:table-cell>
          <table:table-cell office:value-type="string">
            <text:p>Gharib</text:p>
          </table:table-cell>
          <table:table-cell office:value-type="string">
            <text:p>Troyes</text:p>
          </table:table-cell>
          <table:table-cell office:value-type="string">
            <text:p>Bastia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Anderson</text:p>
          </table:table-cell>
          <table:table-cell/>
          <table:table-cell office:value-type="string">
            <text:p>Bordeaux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Ibrahim</text:p>
          </table:table-cell>
          <table:table-cell office:value-type="string">
            <text:p>Marseille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ah</text:p>
          </table:table-cell>
          <table:table-cell office:value-type="string">
            <text:p>Schuman</text:p>
          </table:table-cell>
          <table:table-cell office:value-type="string">
            <text:p>Montpellier</text:p>
          </table:table-cell>
          <table:table-cell office:value-type="string">
            <text:p>Metz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akayoko</text:p>
          </table:table-cell>
          <table:table-cell office:value-type="string">
            <text:p>Ibrahima</text:p>
          </table:table-cell>
          <table:table-cell office:value-type="string">
            <text:p>Marseille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arul</text:p>
          </table:table-cell>
          <table:table-cell office:value-type="string">
            <text:p>Patrick</text:p>
          </table:table-cell>
          <table:table-cell office:value-type="string">
            <text:p>Metz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assir</text:p>
          </table:table-cell>
          <table:table-cell office:value-type="string">
            <text:p>Salaheddine</text:p>
          </table:table-cell>
          <table:table-cell office:value-type="string">
            <text:p>Lille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astien</text:p>
          </table:table-cell>
          <table:table-cell office:value-type="string">
            <text:p>Christophe</text:p>
          </table:table-cell>
          <table:table-cell office:value-type="string">
            <text:p>Montpellier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ayihaN djema</text:p>
          </table:table-cell>
          <table:table-cell office:value-type="string">
            <text:p>Gilbert</text:p>
          </table:table-cell>
          <table:table-cell office:value-type="string">
            <text:p>Sedan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elbey</text:p>
          </table:table-cell>
          <table:table-cell office:value-type="string">
            <text:p>Omar</text:p>
          </table:table-cell>
          <table:table-cell office:value-type="string">
            <text:p>Lille</text:p>
          </table:table-cell>
          <table:table-cell office:value-type="string">
            <text:p>Montpellier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erardi</text:p>
          </table:table-cell>
          <table:table-cell office:value-type="string">
            <text:p>Jerome</text:p>
          </table:table-cell>
          <table:table-cell office:value-type="string">
            <text:p>Marseille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erardi</text:p>
          </table:table-cell>
          <table:table-cell office:value-type="string">
            <text:p>Jerome</text:p>
          </table:table-cell>
          <table:table-cell office:value-type="string">
            <text:p>Guingamp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erenguer</text:p>
          </table:table-cell>
          <table:table-cell office:value-type="string">
            <text:p>Pascal</text:p>
          </table:table-cell>
          <table:table-cell office:value-type="string">
            <text:p>Bastia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erson</text:p>
          </table:table-cell>
          <table:table-cell office:value-type="string">
            <text:p>Mathieu</text:p>
          </table:table-cell>
          <table:table-cell office:value-type="string">
            <text:p>Guingamp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erson</text:p>
          </table:table-cell>
          <table:table-cell office:value-type="string">
            <text:p>Mathieu</text:p>
          </table:table-cell>
          <table:table-cell office:value-type="string">
            <text:p>Sochaux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erson</text:p>
          </table:table-cell>
          <table:table-cell office:value-type="string">
            <text:p>Mathieu</text:p>
          </table:table-cell>
          <table:table-cell office:value-type="string">
            <text:p>Rennes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erthe</text:p>
          </table:table-cell>
          <table:table-cell office:value-type="string">
            <text:p>Seikou</text:p>
          </table:table-cell>
          <table:table-cell office:value-type="string">
            <text:p>Troyes</text:p>
          </table:table-cell>
          <table:table-cell office:value-type="string">
            <text:p>Bastia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iancarelli</text:p>
          </table:table-cell>
          <table:table-cell office:value-type="string">
            <text:p>Andre</text:p>
          </table:table-cell>
          <table:table-cell office:value-type="string">
            <text:p>Monaco</text:p>
          </table:table-cell>
          <table:table-cell office:value-type="string">
            <text:p>Troy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ierhoff</text:p>
          </table:table-cell>
          <table:table-cell office:value-type="string">
            <text:p>Oliver</text:p>
          </table:table-cell>
          <table:table-cell office:value-type="string">
            <text:p>Bordeaux</text:p>
          </table:table-cell>
          <table:table-cell office:value-type="string">
            <text:p>Monaco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ierhoff</text:p>
          </table:table-cell>
          <table:table-cell office:value-type="string">
            <text:p>Oliver</text:p>
          </table:table-cell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ochu</text:p>
          </table:table-cell>
          <table:table-cell office:value-type="string">
            <text:p>Matthieu</text:p>
          </table:table-cell>
          <table:table-cell office:value-type="string">
            <text:p>Sedan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onnal</text:p>
          </table:table-cell>
          <table:table-cell office:value-type="string">
            <text:p>Nicolas</text:p>
          </table:table-cell>
          <table:table-cell office:value-type="string">
            <text:p>Monaco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onnal</text:p>
          </table:table-cell>
          <table:table-cell office:value-type="string">
            <text:p>Nicolas</text:p>
          </table:table-cell>
          <table:table-cell office:value-type="string">
            <text:p>Rennes</text:p>
          </table:table-cell>
          <table:table-cell office:value-type="string">
            <text:p>Monaco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osnjak</text:p>
          </table:table-cell>
          <table:table-cell office:value-type="string">
            <text:p>Ivan</text:p>
          </table:table-cell>
          <table:table-cell office:value-type="string">
            <text:p>Montpellier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oumsong</text:p>
          </table:table-cell>
          <table:table-cell office:value-type="string">
            <text:p>Jean-Alain</text:p>
          </table:table-cell>
          <table:table-cell office:value-type="string">
            <text:p>Auxerre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ourmaud</text:p>
          </table:table-cell>
          <table:table-cell office:value-type="string">
            <text:p>Laurent</text:p>
          </table:table-cell>
          <table:table-cell office:value-type="string">
            <text:p>Lorient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Boutal</text:p>
          </table:table-cell>
          <table:table-cell office:value-type="string">
            <text:p>Samuel</text:p>
          </table:table-cell>
          <table:table-cell office:value-type="string">
            <text:p>Troyes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outoille</text:p>
          </table:table-cell>
          <table:table-cell office:value-type="string">
            <text:p>Djezon</text:p>
          </table:table-cell>
          <table:table-cell office:value-type="string">
            <text:p>Troyes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radja</text:p>
          </table:table-cell>
          <table:table-cell office:value-type="string">
            <text:p>Mohamed</text:p>
          </table:table-cell>
          <table:table-cell office:value-type="string">
            <text:p>Troyes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rechet</text:p>
          </table:table-cell>
          <table:table-cell office:value-type="string">
            <text:p>Jeremie</text:p>
          </table:table-cell>
          <table:table-cell office:value-type="string">
            <text:p>Bastia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rocard</text:p>
          </table:table-cell>
          <table:table-cell office:value-type="string">
            <text:p>Jerome</text:p>
          </table:table-cell>
          <table:table-cell office:value-type="string">
            <text:p>Sedan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rogno</text:p>
          </table:table-cell>
          <table:table-cell office:value-type="string">
            <text:p>Toni</text:p>
          </table:table-cell>
          <table:table-cell office:value-type="string">
            <text:p>Sedan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rogno</text:p>
          </table:table-cell>
          <table:table-cell office:value-type="string">
            <text:p>Toni</text:p>
          </table:table-cell>
          <table:table-cell office:value-type="string">
            <text:p>Sedan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Bucher</text:p>
          </table:table-cell>
          <table:table-cell office:value-type="string">
            <text:p>Matthieu</text:p>
          </table:table-cell>
          <table:table-cell office:value-type="string">
            <text:p>Lens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Zoumana</text:p>
          </table:table-cell>
          <table:table-cell office:value-type="string">
            <text:p>Auxerre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apron</text:p>
          </table:table-cell>
          <table:table-cell office:value-type="string">
            <text:p>Eddy</text:p>
          </table:table-cell>
          <table:table-cell office:value-type="string">
            <text:p>Sedan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Celestini</text:p>
          </table:table-cell>
          <table:table-cell office:value-type="string">
            <text:p>Fabio</text:p>
          </table:table-cell>
          <table:table-cell office:value-type="string">
            <text:p>Troyes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elestini</text:p>
          </table:table-cell>
          <table:table-cell office:value-type="string">
            <text:p>Fabio</text:p>
          </table:table-cell>
          <table:table-cell office:value-type="string">
            <text:p>Troyes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elestini</text:p>
          </table:table-cell>
          <table:table-cell office:value-type="string">
            <text:p>Fabio</text:p>
          </table:table-cell>
          <table:table-cell office:value-type="string">
            <text:p>Bordeaux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itony</text:p>
          </table:table-cell>
          <table:table-cell office:value-type="string">
            <text:p>Mickael</text:p>
          </table:table-cell>
          <table:table-cell office:value-type="string">
            <text:p>Lille</text:p>
          </table:table-cell>
          <table:table-cell office:value-type="string">
            <text:p>Renn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Clayton</text:p>
          </table:table-cell>
          <table:table-cell office:value-type="string">
            <text:p>Jose</text:p>
          </table:table-cell>
          <table:table-cell office:value-type="string">
            <text:p>Bastia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olleau</text:p>
          </table:table-cell>
          <table:table-cell office:value-type="string">
            <text:p>Fabrice</text:p>
          </table:table-cell>
          <table:table-cell office:value-type="string">
            <text:p>Guingamp</text:p>
          </table:table-cell>
          <table:table-cell office:value-type="string">
            <text:p>Soch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Collot</text:p>
          </table:table-cell>
          <table:table-cell office:value-type="string">
            <text:p>Patrick</text:p>
          </table:table-cell>
          <table:table-cell office:value-type="string">
            <text:p>Monaco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Crucet</text:p>
          </table:table-cell>
          <table:table-cell office:value-type="string">
            <text:p>Stephane</text:p>
          </table:table-cell>
          <table:table-cell office:value-type="string">
            <text:p>Sochaux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Crucet</text:p>
          </table:table-cell>
          <table:table-cell office:value-type="string">
            <text:p>Stephane</text:p>
          </table:table-cell>
          <table:table-cell office:value-type="string">
            <text:p>Montpellier</text:p>
          </table:table-cell>
          <table:table-cell office:value-type="string">
            <text:p>Soch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Cubilier</text:p>
          </table:table-cell>
          <table:table-cell office:value-type="string">
            <text:p>Eric</text:p>
          </table:table-cell>
          <table:table-cell office:value-type="string">
            <text:p>Bordeaux</text:p>
          </table:table-cell>
          <table:table-cell office:value-type="string">
            <text:p>Monaco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a Rocha</text:p>
          </table:table-cell>
          <table:table-cell office:value-type="string">
            <text:p>Frederic</text:p>
          </table:table-cell>
          <table:table-cell office:value-type="string">
            <text:p>Nantes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anic</text:p>
          </table:table-cell>
          <table:table-cell office:value-type="string">
            <text:p>Gael</text:p>
          </table:table-cell>
          <table:table-cell office:value-type="string">
            <text:p>PSG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anjou</text:p>
          </table:table-cell>
          <table:table-cell office:value-type="string">
            <text:p>Frederic</text:p>
          </table:table-cell>
          <table:table-cell office:value-type="string">
            <text:p>Monaco</text:p>
          </table:table-cell>
          <table:table-cell office:value-type="string">
            <text:p>Troy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elfim</text:p>
          </table:table-cell>
          <table:table-cell/>
          <table:table-cell office:value-type="string">
            <text:p>Lens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emai</text:p>
          </table:table-cell>
          <table:table-cell office:value-type="string">
            <text:p>Aimen</text:p>
          </table:table-cell>
          <table:table-cell office:value-type="string">
            <text:p>Nantes</text:p>
          </table:table-cell>
          <table:table-cell office:value-type="string">
            <text:p>Metz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eroff</text:p>
          </table:table-cell>
          <table:table-cell office:value-type="string">
            <text:p>Yves</text:p>
          </table:table-cell>
          <table:table-cell office:value-type="string">
            <text:p>Guingamp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ieuze</text:p>
          </table:table-cell>
          <table:table-cell office:value-type="string">
            <text:p>Nicolas</text:p>
          </table:table-cell>
          <table:table-cell office:value-type="string">
            <text:p>Nantes</text:p>
          </table:table-cell>
          <table:table-cell office:value-type="string">
            <text:p>Bastia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ieuze</text:p>
          </table:table-cell>
          <table:table-cell office:value-type="string">
            <text:p>Nicolas</text:p>
          </table:table-cell>
          <table:table-cell office:value-type="string">
            <text:p>Bastia</text:p>
          </table:table-cell>
          <table:table-cell office:value-type="string">
            <text:p>Lorient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iTommaso</text:p>
          </table:table-cell>
          <table:table-cell office:value-type="string">
            <text:p>David</text:p>
          </table:table-cell>
          <table:table-cell office:value-type="string">
            <text:p>Nantes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jembe-Djemba</text:p>
          </table:table-cell>
          <table:table-cell office:value-type="string">
            <text:p>Eric</text:p>
          </table:table-cell>
          <table:table-cell office:value-type="string">
            <text:p>Guingamp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jembe-Djemba</text:p>
          </table:table-cell>
          <table:table-cell office:value-type="string">
            <text:p>Eric</text:p>
          </table:table-cell>
          <table:table-cell office:value-type="string">
            <text:p>Nantes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omoraud</text:p>
          </table:table-cell>
          <table:table-cell office:value-type="string">
            <text:p>Cyrille</text:p>
          </table:table-cell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Drobnjak</text:p>
          </table:table-cell>
          <table:table-cell office:value-type="string">
            <text:p>Anton</text:p>
          </table:table-cell>
          <table:table-cell office:value-type="string">
            <text:p>Montpellier</text:p>
          </table:table-cell>
          <table:table-cell office:value-type="string">
            <text:p>Soch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robnjak</text:p>
          </table:table-cell>
          <table:table-cell office:value-type="string">
            <text:p>Anton</text:p>
          </table:table-cell>
          <table:table-cell office:value-type="string">
            <text:p>Lens</text:p>
          </table:table-cell>
          <table:table-cell office:value-type="string">
            <text:p>Soch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Durand</text:p>
          </table:table-cell>
          <table:table-cell office:value-type="string">
            <text:p>Eric</text:p>
          </table:table-cell>
          <table:table-cell office:value-type="string">
            <text:p>Montpellier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Eboki-Poh</text:p>
          </table:table-cell>
          <table:table-cell office:value-type="string">
            <text:p>Cyril</text:p>
          </table:table-cell>
          <table:table-cell office:value-type="string">
            <text:p>Metz</text:p>
          </table:table-cell>
          <table:table-cell office:value-type="string">
            <text:p>Bastia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El Ouardi</text:p>
          </table:table-cell>
          <table:table-cell office:value-type="string">
            <text:p>Redouane</text:p>
          </table:table-cell>
          <table:table-cell office:value-type="string">
            <text:p>Lens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el-Karkouri</text:p>
          </table:table-cell>
          <table:table-cell office:value-type="string">
            <text:p>Talal</text:p>
          </table:table-cell>
          <table:table-cell office:value-type="string">
            <text:p>Bordeaux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el-Karkouri</text:p>
          </table:table-cell>
          <table:table-cell office:value-type="string">
            <text:p>Talal</text:p>
          </table:table-cell>
          <table:table-cell office:value-type="string">
            <text:p>PSG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eloi</text:p>
          </table:table-cell>
          <table:table-cell office:value-type="string">
            <text:p>Wagneau</text:p>
          </table:table-cell>
          <table:table-cell office:value-type="string">
            <text:p>Monaco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Elzeard</text:p>
          </table:table-cell>
          <table:table-cell office:value-type="string">
            <text:p>Cedric</text:p>
          </table:table-cell>
          <table:table-cell office:value-type="string">
            <text:p>Sedan</text:p>
          </table:table-cell>
          <table:table-cell office:value-type="string">
            <text:p>Guingamp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Escude</text:p>
          </table:table-cell>
          <table:table-cell office:value-type="string">
            <text:p>Julien</text:p>
          </table:table-cell>
          <table:table-cell office:value-type="string">
            <text:p>Montpellier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Espartero</text:p>
          </table:table-cell>
          <table:table-cell office:value-type="string">
            <text:p>Mario</text:p>
          </table:table-cell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Essola</text:p>
          </table:table-cell>
          <table:table-cell office:value-type="string">
            <text:p>Paul</text:p>
          </table:table-cell>
          <table:table-cell office:value-type="string">
            <text:p>Bastia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Essombe</text:p>
          </table:table-cell>
          <table:table-cell office:value-type="string">
            <text:p>Ernest</text:p>
          </table:table-cell>
          <table:table-cell office:value-type="string">
            <text:p>Lens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Fadiga</text:p>
          </table:table-cell>
          <table:table-cell office:value-type="string">
            <text:p>Khalilou</text:p>
          </table:table-cell>
          <table:table-cell office:value-type="string">
            <text:p>Auxerre</text:p>
          </table:table-cell>
          <table:table-cell office:value-type="string">
            <text:p>Troy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Faget</text:p>
          </table:table-cell>
          <table:table-cell office:value-type="string">
            <text:p>Arnaud</text:p>
          </table:table-cell>
          <table:table-cell office:value-type="string">
            <text:p>Auxerre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Feindouno</text:p>
          </table:table-cell>
          <table:table-cell office:value-type="string">
            <text:p>Pascal</text:p>
          </table:table-cell>
          <table:table-cell office:value-type="string">
            <text:p>Lille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eindouno</text:p>
          </table:table-cell>
          <table:table-cell office:value-type="string">
            <text:p>Pascal</text:p>
          </table:table-cell>
          <table:table-cell office:value-type="string">
            <text:p>Troyes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enillat</text:p>
          </table:table-cell>
          <table:table-cell office:value-type="string">
            <text:p>Samuel</text:p>
          </table:table-cell>
          <table:table-cell office:value-type="string">
            <text:p>Sochaux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Vincent</text:p>
          </table:table-cell>
          <table:table-cell office:value-type="string">
            <text:p>Sochaux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Vincent</text:p>
          </table:table-cell>
          <table:table-cell office:value-type="string">
            <text:p>PSG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erron</text:p>
          </table:table-cell>
          <table:table-cell office:value-type="string">
            <text:p>Christophe</text:p>
          </table:table-cell>
          <table:table-cell office:value-type="string">
            <text:p>Lille</text:p>
          </table:table-cell>
          <table:table-cell office:value-type="string">
            <text:p>Lorient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Finazzi</text:p>
          </table:table-cell>
          <table:table-cell office:value-type="string">
            <text:p>Alexandro</text:p>
          </table:table-cell>
          <table:table-cell office:value-type="string">
            <text:p>Troyes</text:p>
          </table:table-cell>
          <table:table-cell office:value-type="string">
            <text:p>Soch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Fournier</text:p>
          </table:table-cell>
          <table:table-cell office:value-type="string">
            <text:p>Hubert</text:p>
          </table:table-cell>
          <table:table-cell office:value-type="string">
            <text:p>Guingamp</text:p>
          </table:table-cell>
          <table:table-cell office:value-type="string">
            <text:p>Montpellier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retard</text:p>
          </table:table-cell>
          <table:table-cell office:value-type="string">
            <text:p>Jerome</text:p>
          </table:table-cell>
          <table:table-cell office:value-type="string">
            <text:p>Auxerre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retard</text:p>
          </table:table-cell>
          <table:table-cell office:value-type="string">
            <text:p>Jerome</text:p>
          </table:table-cell>
          <table:table-cell office:value-type="string">
            <text:p>Sedan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Frutos</text:p>
          </table:table-cell>
          <table:table-cell office:value-type="string">
            <text:p>Alexandre</text:p>
          </table:table-cell>
          <table:table-cell office:value-type="string">
            <text:p>Sedan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Fugen</text:p>
          </table:table-cell>
          <table:table-cell office:value-type="string">
            <text:p>Olivier</text:p>
          </table:table-cell>
          <table:table-cell office:value-type="string">
            <text:p>Troyes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allardo</text:p>
          </table:table-cell>
          <table:table-cell office:value-type="string">
            <text:p>Marcelo</text:p>
          </table:table-cell>
          <table:table-cell office:value-type="string">
            <text:p>Nantes</text:p>
          </table:table-cell>
          <table:table-cell office:value-type="string">
            <text:p>Monaco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arnier</text:p>
          </table:table-cell>
          <table:table-cell office:value-type="string">
            <text:p>Fabien</text:p>
          </table:table-cell>
          <table:table-cell office:value-type="string">
            <text:p>Montpellier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arnier</text:p>
          </table:table-cell>
          <table:table-cell office:value-type="string">
            <text:p>Fabien</text:p>
          </table:table-cell>
          <table:table-cell office:value-type="string">
            <text:p>Lorient</text:p>
          </table:table-cell>
          <table:table-cell office:value-type="string">
            <text:p>Len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aacho</text:p>
          </table:table-cell>
          <table:table-cell office:value-type="string">
            <text:p>Ronaldinho</text:p>
          </table:table-cell>
          <table:table-cell office:value-type="string">
            <text:p>PSG</text:p>
          </table:table-cell>
          <table:table-cell office:value-type="string">
            <text:p>Guingamp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entile</text:p>
          </table:table-cell>
          <table:table-cell office:value-type="string">
            <text:p>Claudio</text:p>
          </table:table-cell>
          <table:table-cell office:value-type="string">
            <text:p>Monaco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hazi</text:p>
          </table:table-cell>
          <table:table-cell office:value-type="string">
            <text:p>Farid</text:p>
          </table:table-cell>
          <table:table-cell office:value-type="string">
            <text:p>Troyes</text:p>
          </table:table-cell>
          <table:table-cell office:value-type="string">
            <text:p>Guingamp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ivet</text:p>
          </table:table-cell>
          <table:table-cell office:value-type="string">
            <text:p>Gael</text:p>
          </table:table-cell>
          <table:table-cell office:value-type="string">
            <text:p>Lorient</text:p>
          </table:table-cell>
          <table:table-cell office:value-type="string">
            <text:p>Monaco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ivet</text:p>
          </table:table-cell>
          <table:table-cell office:value-type="string">
            <text:p>Gael</text:p>
          </table:table-cell>
          <table:table-cell office:value-type="string">
            <text:p>Bastia</text:p>
          </table:table-cell>
          <table:table-cell office:value-type="string">
            <text:p>Monaco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nanhouan</text:p>
          </table:table-cell>
          <table:table-cell office:value-type="string">
            <text:p>Gerard</text:p>
          </table:table-cell>
          <table:table-cell office:value-type="string">
            <text:p>Auxerre</text:p>
          </table:table-cell>
          <table:table-cell office:value-type="string">
            <text:p>Guingamp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ousse</text:p>
          </table:table-cell>
          <table:table-cell office:value-type="string">
            <text:p>Nicolas</text:p>
          </table:table-cell>
          <table:table-cell office:value-type="string">
            <text:p>Troyes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ovou</text:p>
          </table:table-cell>
          <table:table-cell office:value-type="string">
            <text:p>Sidney</text:p>
          </table:table-cell>
          <table:table-cell office:value-type="string">
            <text:p>PSG</text:p>
          </table:table-cell>
          <table:table-cell office:value-type="string">
            <text:p>Lyo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ovou</text:p>
          </table:table-cell>
          <table:table-cell office:value-type="string">
            <text:p>Sidney</text:p>
          </table:table-cell>
          <table:table-cell office:value-type="string">
            <text:p>Lorient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regoire</text:p>
          </table:table-cell>
          <table:table-cell office:value-type="string">
            <text:p>Stephane</text:p>
          </table:table-cell>
          <table:table-cell office:value-type="string">
            <text:p>Lille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uel</text:p>
          </table:table-cell>
          <table:table-cell office:value-type="string">
            <text:p>Tchiressoua</text:p>
          </table:table-cell>
          <table:table-cell office:value-type="string">
            <text:p>Montpellier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uillou</text:p>
          </table:table-cell>
          <table:table-cell office:value-type="string">
            <text:p>Patrick</text:p>
          </table:table-cell>
          <table:table-cell office:value-type="string">
            <text:p>PSG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Guivarc h</text:p>
          </table:table-cell>
          <table:table-cell office:value-type="string">
            <text:p>Stephane</text:p>
          </table:table-cell>
          <table:table-cell office:value-type="string">
            <text:p>Troyes</text:p>
          </table:table-cell>
          <table:table-cell office:value-type="string">
            <text:p>Guingamp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uy</text:p>
          </table:table-cell>
          <table:table-cell office:value-type="string">
            <text:p>Jeremie</text:p>
          </table:table-cell>
          <table:table-cell office:value-type="string">
            <text:p>Guingamp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Guyot</text:p>
          </table:table-cell>
          <table:table-cell office:value-type="string">
            <text:p>Laurent</text:p>
          </table:table-cell>
          <table:table-cell office:value-type="string">
            <text:p>Troyes</text:p>
          </table:table-cell>
          <table:table-cell office:value-type="string">
            <text:p>Guingamp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Hadji Diouf</text:p>
          </table:table-cell>
          <table:table-cell office:value-type="string">
            <text:p>El</text:p>
          </table:table-cell>
          <table:table-cell office:value-type="string">
            <text:p>Lens</text:p>
          </table:table-cell>
          <table:table-cell office:value-type="string">
            <text:p>Lyo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Hassli</text:p>
          </table:table-cell>
          <table:table-cell office:value-type="string">
            <text:p>Eric</text:p>
          </table:table-cell>
          <table:table-cell office:value-type="string">
            <text:p>Metz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Hiroux</text:p>
          </table:table-cell>
          <table:table-cell office:value-type="string">
            <text:p>Gael</text:p>
          </table:table-cell>
          <table:table-cell office:value-type="string">
            <text:p>PSG</text:p>
          </table:table-cell>
          <table:table-cell office:value-type="string">
            <text:p>Renn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Jay</text:p>
          </table:table-cell>
          <table:table-cell office:value-type="string">
            <text:p>Frederic</text:p>
          </table:table-cell>
          <table:table-cell office:value-type="string">
            <text:p>Sochaux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Jezierski</text:p>
          </table:table-cell>
          <table:table-cell office:value-type="string">
            <text:p>Richard</text:p>
          </table:table-cell>
          <table:table-cell office:value-type="string">
            <text:p>Sedan</text:p>
          </table:table-cell>
          <table:table-cell office:value-type="string">
            <text:p>Montpellier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Jurietti</text:p>
          </table:table-cell>
          <table:table-cell office:value-type="string">
            <text:p>Franck</text:p>
          </table:table-cell>
          <table:table-cell office:value-type="string">
            <text:p>Marseille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Kapo</text:p>
          </table:table-cell>
          <table:table-cell/>
          <table:table-cell office:value-type="string">
            <text:p>Auxerre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Kelban</text:p>
          </table:table-cell>
          <table:table-cell office:value-type="string">
            <text:p>Fabrice</text:p>
          </table:table-cell>
          <table:table-cell office:value-type="string">
            <text:p>PSG</text:p>
          </table:table-cell>
          <table:table-cell office:value-type="string">
            <text:p>Guingamp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Kroupi</text:p>
          </table:table-cell>
          <table:table-cell office:value-type="string">
            <text:p>Elie</text:p>
          </table:table-cell>
          <table:table-cell office:value-type="string">
            <text:p>Montpellier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achor</text:p>
          </table:table-cell>
          <table:table-cell office:value-type="string">
            <text:p>Yoann</text:p>
          </table:table-cell>
          <table:table-cell office:value-type="string">
            <text:p>Lens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Lachuer</text:p>
          </table:table-cell>
          <table:table-cell office:value-type="string">
            <text:p>Yann</text:p>
          </table:table-cell>
          <table:table-cell office:value-type="string">
            <text:p>Nantes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amotte</text:p>
          </table:table-cell>
          <table:table-cell office:value-type="string">
            <text:p>Cedric</text:p>
          </table:table-cell>
          <table:table-cell office:value-type="string">
            <text:p>Marseille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amotte</text:p>
          </table:table-cell>
          <table:table-cell office:value-type="string">
            <text:p>Cedric</text:p>
          </table:table-cell>
          <table:table-cell office:value-type="string">
            <text:p>Troyes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andrin</text:p>
          </table:table-cell>
          <table:table-cell office:value-type="string">
            <text:p>Christophe</text:p>
          </table:table-cell>
          <table:table-cell office:value-type="string">
            <text:p>PSG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aurent</text:p>
          </table:table-cell>
          <table:table-cell office:value-type="string">
            <text:p>Pierre</text:p>
          </table:table-cell>
          <table:table-cell office:value-type="string">
            <text:p>Bastia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 Crom</text:p>
          </table:table-cell>
          <table:table-cell office:value-type="string">
            <text:p>Ronan</text:p>
          </table:table-cell>
          <table:table-cell office:value-type="string">
            <text:p>Rennes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 Crom</text:p>
          </table:table-cell>
          <table:table-cell office:value-type="string">
            <text:p>Ronan</text:p>
          </table:table-cell>
          <table:table-cell office:value-type="string">
            <text:p>Auxerre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 Crom</text:p>
          </table:table-cell>
          <table:table-cell office:value-type="string">
            <text:p>Ronan</text:p>
          </table:table-cell>
          <table:table-cell office:value-type="string">
            <text:p>Lorient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Le Crom</text:p>
          </table:table-cell>
          <table:table-cell office:value-type="string">
            <text:p>Ronan</text:p>
          </table:table-cell>
          <table:table-cell office:value-type="string">
            <text:p>Bordeaux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 Garrec</text:p>
          </table:table-cell>
          <table:table-cell office:value-type="string">
            <text:p>Stephane</text:p>
          </table:table-cell>
          <table:table-cell office:value-type="string">
            <text:p>Lille</text:p>
          </table:table-cell>
          <table:table-cell office:value-type="string">
            <text:p>Lorient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Leca</text:p>
          </table:table-cell>
          <table:table-cell office:value-type="string">
            <text:p>Gregory</text:p>
          </table:table-cell>
          <table:table-cell office:value-type="string">
            <text:p>Bordeaux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fevre</text:p>
          </table:table-cell>
          <table:table-cell office:value-type="string">
            <text:p>Fabien</text:p>
          </table:table-cell>
          <table:table-cell office:value-type="string">
            <text:p>Montpellier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roy</text:p>
          </table:table-cell>
          <table:table-cell office:value-type="string">
            <text:p>Jerome</text:p>
          </table:table-cell>
          <table:table-cell office:value-type="string">
            <text:p>PSG</text:p>
          </table:table-cell>
          <table:table-cell office:value-type="string">
            <text:p>Len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eroy</text:p>
          </table:table-cell>
          <table:table-cell office:value-type="string">
            <text:p>Jerome</text:p>
          </table:table-cell>
          <table:table-cell office:value-type="string">
            <text:p>Sedan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Lucas</text:p>
          </table:table-cell>
          <table:table-cell/>
          <table:table-cell office:value-type="string">
            <text:p>Sochaux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Lucas</text:p>
          </table:table-cell>
          <table:table-cell/>
          <table:table-cell office:value-type="string">
            <text:p>Bastia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ce</text:p>
          </table:table-cell>
          <table:table-cell office:value-type="string">
            <text:p>Sebastien</text:p>
          </table:table-cell>
          <table:table-cell office:value-type="string">
            <text:p>Sochaux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ce</text:p>
          </table:table-cell>
          <table:table-cell office:value-type="string">
            <text:p>Sebastien</text:p>
          </table:table-cell>
          <table:table-cell office:value-type="string">
            <text:p>Nantes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adahoui</text:p>
          </table:table-cell>
          <table:table-cell office:value-type="string">
            <text:p>Lofti</text:p>
          </table:table-cell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agnier</text:p>
          </table:table-cell>
          <table:table-cell office:value-type="string">
            <text:p>Cyrille</text:p>
          </table:table-cell>
          <table:table-cell office:value-type="string">
            <text:p>Lyon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lak</text:p>
          </table:table-cell>
          <table:table-cell office:value-type="string">
            <text:p>Julien</text:p>
          </table:table-cell>
          <table:table-cell office:value-type="string">
            <text:p>Sedan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licki</text:p>
          </table:table-cell>
          <table:table-cell office:value-type="string">
            <text:p>Gregory</text:p>
          </table:table-cell>
          <table:table-cell office:value-type="string">
            <text:p>PSG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licki</text:p>
          </table:table-cell>
          <table:table-cell office:value-type="string">
            <text:p>Gregory</text:p>
          </table:table-cell>
          <table:table-cell office:value-type="string">
            <text:p>Lille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louda</text:p>
          </table:table-cell>
          <table:table-cell office:value-type="string">
            <text:p>Florent</text:p>
          </table:table-cell>
          <table:table-cell office:value-type="string">
            <text:p>Guingamp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rsiglia</text:p>
          </table:table-cell>
          <table:table-cell office:value-type="string">
            <text:p>Mickael</text:p>
          </table:table-cell>
          <table:table-cell office:value-type="string">
            <text:p>Marseille</text:p>
          </table:table-cell>
          <table:table-cell office:value-type="string">
            <text:p>Renn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rtini</text:p>
          </table:table-cell>
          <table:table-cell office:value-type="string">
            <text:p>Richard</text:p>
          </table:table-cell>
          <table:table-cell office:value-type="string">
            <text:p>Marseille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azzoncini</text:p>
          </table:table-cell>
          <table:table-cell office:value-type="string">
            <text:p>David</text:p>
          </table:table-cell>
          <table:table-cell office:value-type="string">
            <text:p>Bastia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 Bami</text:p>
          </table:table-cell>
          <table:table-cell office:value-type="string">
            <text:p>Modeste</text:p>
          </table:table-cell>
          <table:table-cell office:value-type="string">
            <text:p>Sedan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eite</text:p>
          </table:table-cell>
          <table:table-cell office:value-type="string">
            <text:p>Abdoulaye</text:p>
          </table:table-cell>
          <table:table-cell office:value-type="string">
            <text:p>Marseille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eriem</text:p>
          </table:table-cell>
          <table:table-cell office:value-type="string">
            <text:p>Camel</text:p>
          </table:table-cell>
          <table:table-cell office:value-type="string">
            <text:p>Sochaux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eyrieu</text:p>
          </table:table-cell>
          <table:table-cell office:value-type="string">
            <text:p>Frederic</text:p>
          </table:table-cell>
          <table:table-cell office:value-type="string">
            <text:p>Guingamp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ionnet</text:p>
          </table:table-cell>
          <table:table-cell office:value-type="string">
            <text:p>Cedric</text:p>
          </table:table-cell>
          <table:table-cell office:value-type="string">
            <text:p>Bastia</text:p>
          </table:table-cell>
          <table:table-cell office:value-type="string">
            <text:p>Seda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iranda</text:p>
          </table:table-cell>
          <table:table-cell office:value-type="string">
            <text:p>Paulo</text:p>
          </table:table-cell>
          <table:table-cell office:value-type="string">
            <text:p>Bordeaux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iranda</text:p>
          </table:table-cell>
          <table:table-cell office:value-type="string">
            <text:p>Paulo</text:p>
          </table:table-cell>
          <table:table-cell office:value-type="string">
            <text:p>Rennes</text:p>
          </table:table-cell>
          <table:table-cell office:value-type="string">
            <text:p>Borde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onsoreau</text:p>
          </table:table-cell>
          <table:table-cell office:value-type="string">
            <text:p>Sylvain</text:p>
          </table:table-cell>
          <table:table-cell office:value-type="string">
            <text:p>Monaco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ontero</text:p>
          </table:table-cell>
          <table:table-cell office:value-type="string">
            <text:p>Jean-Louis</text:p>
          </table:table-cell>
          <table:table-cell office:value-type="string">
            <text:p>Nantes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Monterrubio</text:p>
          </table:table-cell>
          <table:table-cell office:value-type="string">
            <text:p>Olivier</text:p>
          </table:table-cell>
          <table:table-cell office:value-type="string">
            <text:p>Rennes</text:p>
          </table:table-cell>
          <table:table-cell office:value-type="string">
            <text:p>Troy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oreira</text:p>
          </table:table-cell>
          <table:table-cell office:value-type="string">
            <text:p>Daniel</text:p>
          </table:table-cell>
          <table:table-cell office:value-type="string">
            <text:p>Rennes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oreno</text:p>
          </table:table-cell>
          <table:table-cell office:value-type="string">
            <text:p>Malher</text:p>
          </table:table-cell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Moukoko</text:p>
          </table:table-cell>
          <table:table-cell office:value-type="string">
            <text:p>Jean-Philippe</text:p>
          </table:table-cell>
          <table:table-cell office:value-type="string">
            <text:p>Troyes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N Diaye</text:p>
          </table:table-cell>
          <table:table-cell office:value-type="string">
            <text:p>Sylvain</text:p>
          </table:table-cell>
          <table:table-cell office:value-type="string">
            <text:p>Sedan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N Diaye</text:p>
          </table:table-cell>
          <table:table-cell office:value-type="string">
            <text:p>Moussa</text:p>
          </table:table-cell>
          <table:table-cell office:value-type="string">
            <text:p>Monaco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Nedlec</text:p>
          </table:table-cell>
          <table:table-cell office:value-type="string">
            <text:p>Ronan</text:p>
          </table:table-cell>
          <table:table-cell office:value-type="string">
            <text:p>Montpellier</text:p>
          </table:table-cell>
          <table:table-cell office:value-type="string">
            <text:p>Lorient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Nee</text:p>
          </table:table-cell>
          <table:table-cell office:value-type="string">
            <text:p>Frederic</text:p>
          </table:table-cell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Niang</text:p>
          </table:table-cell>
          <table:table-cell office:value-type="string">
            <text:p>Mamadou</text:p>
          </table:table-cell>
          <table:table-cell office:value-type="string">
            <text:p>Rennes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Nielsen</text:p>
          </table:table-cell>
          <table:table-cell office:value-type="string">
            <text:p>Morten</text:p>
          </table:table-cell>
          <table:table-cell office:value-type="string">
            <text:p>Guingamp</text:p>
          </table:table-cell>
          <table:table-cell office:value-type="string">
            <text:p>Bastia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Ogbeche</text:p>
          </table:table-cell>
          <table:table-cell/>
          <table:table-cell office:value-type="string">
            <text:p>Monaco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Ogbeche</text:p>
          </table:table-cell>
          <table:table-cell/>
          <table:table-cell office:value-type="string">
            <text:p>PSG</text:p>
          </table:table-cell>
          <table:table-cell office:value-type="string">
            <text:p>Bastia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Okocha</text:p>
          </table:table-cell>
          <table:table-cell office:value-type="string">
            <text:p>Jay-Jay</text:p>
          </table:table-cell>
          <table:table-cell office:value-type="string">
            <text:p>PSG</text:p>
          </table:table-cell>
          <table:table-cell office:value-type="string">
            <text:p>Bastia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Olembe</text:p>
          </table:table-cell>
          <table:table-cell office:value-type="string">
            <text:p>Salomon</text:p>
          </table:table-cell>
          <table:table-cell office:value-type="string">
            <text:p>Guingamp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Olufade</text:p>
          </table:table-cell>
          <table:table-cell office:value-type="string">
            <text:p>Adekanmi</text:p>
          </table:table-cell>
          <table:table-cell office:value-type="string">
            <text:p>Lille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Olufade</text:p>
          </table:table-cell>
          <table:table-cell office:value-type="string">
            <text:p>Adekanmi</text:p>
          </table:table-cell>
          <table:table-cell office:value-type="string">
            <text:p>Lille</text:p>
          </table:table-cell>
          <table:table-cell office:value-type="string">
            <text:p>Metz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agis</text:p>
          </table:table-cell>
          <table:table-cell office:value-type="string">
            <text:p>Mickael</text:p>
          </table:table-cell>
          <table:table-cell office:value-type="string">
            <text:p>Marseille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ailleres</text:p>
          </table:table-cell>
          <table:table-cell office:value-type="string">
            <text:p>Loic</text:p>
          </table:table-cell>
          <table:table-cell office:value-type="string">
            <text:p>Troyes</text:p>
          </table:table-cell>
          <table:table-cell office:value-type="string">
            <text:p>Nant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ailleres</text:p>
          </table:table-cell>
          <table:table-cell office:value-type="string">
            <text:p>Loiic</text:p>
          </table:table-cell>
          <table:table-cell office:value-type="string">
            <text:p>Nantes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aisley</text:p>
          </table:table-cell>
          <table:table-cell office:value-type="string">
            <text:p>Gregory</text:p>
          </table:table-cell>
          <table:table-cell office:value-type="string">
            <text:p>Rennes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ankrate</text:p>
          </table:table-cell>
          <table:table-cell office:value-type="string">
            <text:p>Fabrice</text:p>
          </table:table-cell>
          <table:table-cell office:value-type="string">
            <text:p>Guingamp</text:p>
          </table:table-cell>
          <table:table-cell office:value-type="string">
            <text:p>Monaco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ankrate</text:p>
          </table:table-cell>
          <table:table-cell office:value-type="string">
            <text:p>Fabrice</text:p>
          </table:table-cell>
          <table:table-cell office:value-type="string">
            <text:p>PSG</text:p>
          </table:table-cell>
          <table:table-cell office:value-type="string">
            <text:p>Guingamp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ataca</text:p>
          </table:table-cell>
          <table:table-cell office:value-type="string">
            <text:p>Rui</text:p>
          </table:table-cell>
          <table:table-cell office:value-type="string">
            <text:p>Auxerre</text:p>
          </table:table-cell>
          <table:table-cell office:value-type="string">
            <text:p>Montpellier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auleta</text:p>
          </table:table-cell>
          <table:table-cell/>
          <table:table-cell office:value-type="string">
            <text:p>Lorient</text:p>
          </table:table-cell>
          <table:table-cell office:value-type="string">
            <text:p>Borde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edron</text:p>
          </table:table-cell>
          <table:table-cell office:value-type="string">
            <text:p>Stephane</text:p>
          </table:table-cell>
          <table:table-cell office:value-type="string">
            <text:p>Lens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edros</text:p>
          </table:table-cell>
          <table:table-cell office:value-type="string">
            <text:p>Reynald</text:p>
          </table:table-cell>
          <table:table-cell office:value-type="string">
            <text:p>Nantes</text:p>
          </table:table-cell>
          <table:table-cell office:value-type="string">
            <text:p>Bastia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ele</text:p>
          </table:table-cell>
          <table:table-cell office:value-type="string">
            <text:p>Steven</text:p>
          </table:table-cell>
          <table:table-cell office:value-type="string">
            <text:p>Lille</text:p>
          </table:table-cell>
          <table:table-cell office:value-type="string">
            <text:p>Renn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enneteau</text:p>
          </table:table-cell>
          <table:table-cell office:value-type="string">
            <text:p>Nicolas</text:p>
          </table:table-cell>
          <table:table-cell office:value-type="string">
            <text:p>Bastia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etitjean</text:p>
          </table:table-cell>
          <table:table-cell office:value-type="string">
            <text:p>Allan</text:p>
          </table:table-cell>
          <table:table-cell office:value-type="string">
            <text:p>Sedan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ierre</text:p>
          </table:table-cell>
          <table:table-cell office:value-type="string">
            <text:p>Pascal</text:p>
          </table:table-cell>
          <table:table-cell office:value-type="string">
            <text:p>Sedan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ierre</text:p>
          </table:table-cell>
          <table:table-cell office:value-type="string">
            <text:p>Pascal</text:p>
          </table:table-cell>
          <table:table-cell office:value-type="string">
            <text:p>Lille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ochettino</text:p>
          </table:table-cell>
          <table:table-cell office:value-type="string">
            <text:p>Mauricio</text:p>
          </table:table-cell>
          <table:table-cell office:value-type="string">
            <text:p>PSG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Porato</text:p>
          </table:table-cell>
          <table:table-cell office:value-type="string">
            <text:p>Stephane</text:p>
          </table:table-cell>
          <table:table-cell office:value-type="string">
            <text:p>Monaco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orato</text:p>
          </table:table-cell>
          <table:table-cell office:value-type="string">
            <text:p>Stephane</text:p>
          </table:table-cell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Potillon</text:p>
          </table:table-cell>
          <table:table-cell office:value-type="string">
            <text:p>Lionel</text:p>
          </table:table-cell>
          <table:table-cell office:value-type="string">
            <text:p>Lorient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Queudrue</text:p>
          </table:table-cell>
          <table:table-cell office:value-type="string">
            <text:p>Franck</text:p>
          </table:table-cell>
          <table:table-cell office:value-type="string">
            <text:p>Lens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Quintero</text:p>
          </table:table-cell>
          <table:table-cell office:value-type="string">
            <text:p>Diego</text:p>
          </table:table-cell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adet</text:p>
          </table:table-cell>
          <table:table-cell office:value-type="string">
            <text:p>Johan</text:p>
          </table:table-cell>
          <table:table-cell office:value-type="string">
            <text:p>Rennes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adet</text:p>
          </table:table-cell>
          <table:table-cell office:value-type="string">
            <text:p>Johan</text:p>
          </table:table-cell>
          <table:table-cell office:value-type="string">
            <text:p>Lorient</text:p>
          </table:table-cell>
          <table:table-cell office:value-type="string">
            <text:p>Auxerr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adet</text:p>
          </table:table-cell>
          <table:table-cell office:value-type="string">
            <text:p>Johan</text:p>
          </table:table-cell>
          <table:table-cell office:value-type="string">
            <text:p>Bordeaux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amond</text:p>
          </table:table-cell>
          <table:table-cell office:value-type="string">
            <text:p>Cyril</text:p>
          </table:table-cell>
          <table:table-cell office:value-type="string">
            <text:p>PSG</text:p>
          </table:table-cell>
          <table:table-cell office:value-type="string">
            <text:p>Montpellier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eina</text:p>
          </table:table-cell>
          <table:table-cell office:value-type="string">
            <text:p>Loris</text:p>
          </table:table-cell>
          <table:table-cell office:value-type="string">
            <text:p>Marseille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enier</text:p>
          </table:table-cell>
          <table:table-cell office:value-type="string">
            <text:p>Pascal</text:p>
          </table:table-cell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eyes</text:p>
          </table:table-cell>
          <table:table-cell office:value-type="string">
            <text:p>Pedro</text:p>
          </table:table-cell>
          <table:table-cell office:value-type="string">
            <text:p>Auxerre</text:p>
          </table:table-cell>
          <table:table-cell office:value-type="string">
            <text:p>PSG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ibeiro</text:p>
          </table:table-cell>
          <table:table-cell office:value-type="string">
            <text:p>Frederic</text:p>
          </table:table-cell>
          <table:table-cell office:value-type="string">
            <text:p>Bastia</text:p>
          </table:table-cell>
          <table:table-cell office:value-type="string">
            <text:p>Lyo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ulien</text:p>
          </table:table-cell>
          <table:table-cell office:value-type="string">
            <text:p>Monaco</text:p>
          </table:table-cell>
          <table:table-cell office:value-type="string">
            <text:p>Seda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ulien</text:p>
          </table:table-cell>
          <table:table-cell office:value-type="string">
            <text:p>Monaco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oncen</text:p>
          </table:table-cell>
          <table:table-cell office:value-type="string">
            <text:p>Raphael</text:p>
          </table:table-cell>
          <table:table-cell office:value-type="string">
            <text:p>Nantes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ool</text:p>
          </table:table-cell>
          <table:table-cell office:value-type="string">
            <text:p>Cyril</text:p>
          </table:table-cell>
          <table:table-cell office:value-type="string">
            <text:p>Monaco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ool</text:p>
          </table:table-cell>
          <table:table-cell office:value-type="string">
            <text:p>Cyril</text:p>
          </table:table-cell>
          <table:table-cell office:value-type="string">
            <text:p>Monaco</text:p>
          </table:table-cell>
          <table:table-cell office:value-type="string">
            <text:p>PSG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ool</text:p>
          </table:table-cell>
          <table:table-cell office:value-type="string">
            <text:p>Cyril</text:p>
          </table:table-cell>
          <table:table-cell office:value-type="string">
            <text:p>Guingamp</text:p>
          </table:table-cell>
          <table:table-cell office:value-type="string">
            <text:p>Monaco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othen</text:p>
          </table:table-cell>
          <table:table-cell office:value-type="string">
            <text:p>Jerome</text:p>
          </table:table-cell>
          <table:table-cell office:value-type="string">
            <text:p>Troyes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Roux</text:p>
          </table:table-cell>
          <table:table-cell office:value-type="string">
            <text:p>Frederic</text:p>
          </table:table-cell>
          <table:table-cell office:value-type="string">
            <text:p>Bordeaux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Rubil</text:p>
          </table:table-cell>
          <table:table-cell office:value-type="string">
            <text:p>Goran</text:p>
          </table:table-cell>
          <table:table-cell office:value-type="string">
            <text:p>Nantes</text:p>
          </table:table-cell>
          <table:table-cell office:value-type="string">
            <text:p>Len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achy</text:p>
          </table:table-cell>
          <table:table-cell office:value-type="string">
            <text:p>Nicolas</text:p>
          </table:table-cell>
          <table:table-cell office:value-type="string">
            <text:p>Nantes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aci</text:p>
          </table:table-cell>
          <table:table-cell office:value-type="string">
            <text:p>Hakim</text:p>
          </table:table-cell>
          <table:table-cell office:value-type="string">
            <text:p>Sedan</text:p>
          </table:table-cell>
          <table:table-cell office:value-type="string">
            <text:p>Guingamp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Sahnoun</text:p>
          </table:table-cell>
          <table:table-cell office:value-type="string">
            <text:p>Nicolas</text:p>
          </table:table-cell>
          <table:table-cell office:value-type="string">
            <text:p>Bordeaux</text:p>
          </table:table-cell>
          <table:table-cell office:value-type="string">
            <text:p>Metz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Sahnoun</text:p>
          </table:table-cell>
          <table:table-cell office:value-type="string">
            <text:p>Nicolas</text:p>
          </table:table-cell>
          <table:table-cell office:value-type="string">
            <text:p>Bordeaux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Christophe</text:p>
          </table:table-cell>
          <table:table-cell office:value-type="string">
            <text:p>Bordeaux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Christophe</text:p>
          </table:table-cell>
          <table:table-cell office:value-type="string">
            <text:p>Bordeaux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arr</text:p>
          </table:table-cell>
          <table:table-cell office:value-type="string">
            <text:p>Pape</text:p>
          </table:table-cell>
          <table:table-cell office:value-type="string">
            <text:p>Lens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aveljic</text:p>
          </table:table-cell>
          <table:table-cell office:value-type="string">
            <text:p>Nisa</text:p>
          </table:table-cell>
          <table:table-cell office:value-type="string">
            <text:p>Monaco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chmitz</text:p>
          </table:table-cell>
          <table:table-cell office:value-type="string">
            <text:p>Rafael</text:p>
          </table:table-cell>
          <table:table-cell office:value-type="string">
            <text:p>Lille</text:p>
          </table:table-cell>
          <table:table-cell office:value-type="string">
            <text:p>Nante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Sekli</text:p>
          </table:table-cell>
          <table:table-cell office:value-type="string">
            <text:p>Herve</text:p>
          </table:table-cell>
          <table:table-cell office:value-type="string">
            <text:p>Rennes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enoussi</text:p>
          </table:table-cell>
          <table:table-cell office:value-type="string">
            <text:p>M Saddek</text:p>
          </table:table-cell>
          <table:table-cell office:value-type="string">
            <text:p>Lens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ikora</text:p>
          </table:table-cell>
          <table:table-cell office:value-type="string">
            <text:p>Eric</text:p>
          </table:table-cell>
          <table:table-cell office:value-type="string">
            <text:p>Troyes</text:p>
          </table:table-cell>
          <table:table-cell office:value-type="string">
            <text:p>Len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ilvestre</text:p>
          </table:table-cell>
          <table:table-cell office:value-type="string">
            <text:p>Franck</text:p>
          </table:table-cell>
          <table:table-cell office:value-type="string">
            <text:p>Montpellier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irieix</text:p>
          </table:table-cell>
          <table:table-cell office:value-type="string">
            <text:p>Francois</text:p>
          </table:table-cell>
          <table:table-cell office:value-type="string">
            <text:p>Lorient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ongo o</text:p>
          </table:table-cell>
          <table:table-cell office:value-type="string">
            <text:p>Jacques</text:p>
          </table:table-cell>
          <table:table-cell office:value-type="string">
            <text:p>Metz</text:p>
          </table:table-cell>
          <table:table-cell office:value-type="string">
            <text:p>Troyes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onzogni</text:p>
          </table:table-cell>
          <table:table-cell office:value-type="string">
            <text:p>Frederic</text:p>
          </table:table-cell>
          <table:table-cell office:value-type="string">
            <text:p>Lorient</text:p>
          </table:table-cell>
          <table:table-cell office:value-type="string">
            <text:p>Guingamp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opalski</text:p>
          </table:table-cell>
          <table:table-cell office:value-type="string">
            <text:p>Jeremy</text:p>
          </table:table-cell>
          <table:table-cell office:value-type="string">
            <text:p>Auxerre</text:p>
          </table:table-cell>
          <table:table-cell office:value-type="string">
            <text:p>Seda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Sterjovski</text:p>
          </table:table-cell>
          <table:table-cell office:value-type="string">
            <text:p>Mile</text:p>
          </table:table-cell>
          <table:table-cell office:value-type="string">
            <text:p>Lille</text:p>
          </table:table-cell>
          <table:table-cell office:value-type="string">
            <text:p>Metz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Tassali</text:p>
          </table:table-cell>
          <table:table-cell office:value-type="string">
            <text:p>Kamal</text:p>
          </table:table-cell>
          <table:table-cell office:value-type="string">
            <text:p>PSG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Tassali</text:p>
          </table:table-cell>
          <table:table-cell office:value-type="string">
            <text:p>Kamal</text:p>
          </table:table-cell>
          <table:table-cell office:value-type="string">
            <text:p>Lyon</text:p>
          </table:table-cell>
          <table:table-cell office:value-type="string">
            <text:p>Sochaux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Toulalan</text:p>
          </table:table-cell>
          <table:table-cell office:value-type="string">
            <text:p>Jeremy</text:p>
          </table:table-cell>
          <table:table-cell office:value-type="string">
            <text:p>Nantes</text:p>
          </table:table-cell>
          <table:table-cell office:value-type="string">
            <text:p>Metz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Turdo</text:p>
          </table:table-cell>
          <table:table-cell office:value-type="string">
            <text:p>Mario</text:p>
          </table:table-cell>
          <table:table-cell office:value-type="string">
            <text:p>Rennes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Tuzzio</text:p>
          </table:table-cell>
          <table:table-cell office:value-type="string">
            <text:p>Eduardo</text:p>
          </table:table-cell>
          <table:table-cell office:value-type="string">
            <text:p>Marseille</text:p>
          </table:table-cell>
          <table:table-cell office:value-type="string">
            <text:p>L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Valeriu Raducioiu</text:p>
          </table:table-cell>
          <table:table-cell office:value-type="string">
            <text:p>Florin</text:p>
          </table:table-cell>
          <table:table-cell office:value-type="string">
            <text:p>Monaco</text:p>
          </table:table-cell>
          <table:table-cell office:value-type="string">
            <text:p>Lens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van Buyten</text:p>
          </table:table-cell>
          <table:table-cell office:value-type="string">
            <text:p>Daniel</text:p>
          </table:table-cell>
          <table:table-cell office:value-type="string">
            <text:p>Montpellier</text:p>
          </table:table-cell>
          <table:table-cell office:value-type="string">
            <text:p>Marse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van Handenhoven</text:p>
          </table:table-cell>
          <table:table-cell office:value-type="string">
            <text:p>Gunter</text:p>
          </table:table-cell>
          <table:table-cell office:value-type="string">
            <text:p>Bordeaux</text:p>
          </table:table-cell>
          <table:table-cell office:value-type="string">
            <text:p>Metz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Vercoutre</text:p>
          </table:table-cell>
          <table:table-cell office:value-type="string">
            <text:p>Remi</text:p>
          </table:table-cell>
          <table:table-cell office:value-type="string">
            <text:p>Montpellier</text:p>
          </table:table-cell>
          <table:table-cell office:value-type="string">
            <text:p>Lorient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Viale</text:p>
          </table:table-cell>
          <table:table-cell office:value-type="string">
            <text:p>Julien</text:p>
          </table:table-cell>
          <table:table-cell office:value-type="string">
            <text:p>Lyon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Vieira</text:p>
          </table:table-cell>
          <table:table-cell office:value-type="string">
            <text:p>Roland</text:p>
          </table:table-cell>
          <table:table-cell office:value-type="string">
            <text:p>Metz</text:p>
          </table:table-cell>
          <table:table-cell office:value-type="string">
            <text:p>Lyon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Vieira</text:p>
          </table:table-cell>
          <table:table-cell office:value-type="string">
            <text:p>Roland</text:p>
          </table:table-cell>
          <table:table-cell office:value-type="string">
            <text:p>Monaco</text:p>
          </table:table-cell>
          <table:table-cell office:value-type="string">
            <text:p>Lyon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Villechalane</text:p>
          </table:table-cell>
          <table:table-cell office:value-type="string">
            <text:p>Pascal</text:p>
          </table:table-cell>
          <table:table-cell office:value-type="string">
            <text:p>Montpellier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Violeau</text:p>
          </table:table-cell>
          <table:table-cell office:value-type="string">
            <text:p>Philippe</text:p>
          </table:table-cell>
          <table:table-cell office:value-type="string">
            <text:p>Lyon</text:p>
          </table:table-cell>
          <table:table-cell office:value-type="string">
            <text:p>Auxerr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Wallemme</text:p>
          </table:table-cell>
          <table:table-cell office:value-type="string">
            <text:p>Jean-Guy</text:p>
          </table:table-cell>
          <table:table-cell office:value-type="string">
            <text:p>Lens</text:p>
          </table:table-cell>
          <table:table-cell office:value-type="string">
            <text:p>Marseille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Wimbee</text:p>
          </table:table-cell>
          <table:table-cell office:value-type="string">
            <text:p>Gregory</text:p>
          </table:table-cell>
          <table:table-cell office:value-type="string">
            <text:p>Troyes</text:p>
          </table:table-cell>
          <table:table-cell office:value-type="string">
            <text:p>Lille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Wlodarczyk</text:p>
          </table:table-cell>
          <table:table-cell office:value-type="string">
            <text:p>Piotr</text:p>
          </table:table-cell>
          <table:table-cell office:value-type="string">
            <text:p>Auxerre</text:p>
          </table:table-cell>
          <table:table-cell office:value-type="string">
            <text:p>Montpellier</text:p>
          </table:table-cell>
          <table:table-cell office:value-type="string">
            <text:p>Rouge</text:p>
          </table:table-cell>
        </table:table-row>
        <table:table-row table:style-name="ro2">
          <table:table-cell office:value-type="string">
            <text:p>Zeitoun</text:p>
          </table:table-cell>
          <table:table-cell office:value-type="string">
            <text:p>Rudy</text:p>
          </table:table-cell>
          <table:table-cell office:value-type="string">
            <text:p>Lens</text:p>
          </table:table-cell>
          <table:table-cell office:value-type="string">
            <text:p>Sochaux</text:p>
          </table:table-cell>
          <table:table-cell office:value-type="string">
            <text:p>Jaune</text:p>
          </table:table-cell>
        </table:table-row>
        <table:table-row table:style-name="ro2">
          <table:table-cell office:value-type="string">
            <text:p>Zeitoun</text:p>
          </table:table-cell>
          <table:table-cell office:value-type="string">
            <text:p>Rudy</text:p>
          </table:table-cell>
          <table:table-cell office:value-type="string">
            <text:p>Lens</text:p>
          </table:table-cell>
          <table:table-cell office:value-type="string">
            <text:p>Montpellier</text:p>
          </table:table-cell>
          <table:table-cell office:value-type="string">
            <text:p>Jaune</text:p>
          </table:table-cell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Effectif.A1:Effectif.C11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on </meta:initial-creator>
    <meta:creation-date>2012-10-09T12:23:18</meta:creation-date>
    <dc:date>2012-11-27T13:17:46</dc:date>
    <dc:creator>vion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4136" meta:object-count="0"/>
  </office:meta>
</office:document-meta>
</file>